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marker-start-width="0.475cm" draw:marker-end-width="0.475cm" draw:textarea-horizontal-align="center" draw:textarea-vertical-align="middle" fo:padding-top="0.041cm" fo:padding-bottom="0.041cm" fo:padding-left="0.041cm" fo:padding-right="0.041cm"/>
    </style:style>
    <style:style style:name="gr2" style:family="graphic" style:parent-style-name="standard">
      <style:graphic-properties draw:stroke="solid" svg:stroke-width="0.018cm" svg:stroke-color="#000000" draw:marker-start="Arrow" draw:marker-start-width="0.178cm" draw:marker-end="Arrow" draw:marker-end-width="0.178cm" draw:textarea-horizontal-align="center" draw:textarea-vertical-align="middle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07cm" svg:stroke-color="#000000" draw:marker-start-width="0.363cm" draw:marker-end-width="0.363cm" draw:textarea-horizontal-align="center" draw:textarea-vertical-align="middle" fo:padding-top="0.004cm" fo:padding-bottom="0.004cm" fo:padding-left="0.004cm" fo:padding-right="0.004cm"/>
    </style:style>
    <style:style style:name="gr4" style:family="graphic" style:parent-style-name="standard">
      <style:graphic-properties draw:stroke="none" svg:stroke-color="#000000" draw:fill="none" draw:fill-color="#ffffff" fo:min-height="0.495cm"/>
    </style:style>
    <style:style style:name="gr5" style:family="graphic" style:parent-style-name="standard">
      <style:graphic-properties draw:stroke="none" svg:stroke-width="0.176cm" draw:marker-start-width="0.462cm" draw:marker-end-width="0.462cm" draw:fill-color="#ffffff" draw:textarea-vertical-align="middle" fo:padding-top="0.211cm" fo:padding-bottom="0.211cm" fo:padding-left="0.336cm" fo:padding-right="0.3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0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solid" svg:stroke-width="0.102cm" svg:stroke-color="#ff3333" draw:marker-start-width="0.183cm" draw:marker-end-width="0.183cm" draw:textarea-horizontal-align="center" draw:textarea-vertical-align="middle" fo:padding-top="0.051cm" fo:padding-bottom="0.051cm" fo:padding-left="0.051cm" fo:padding-right="0.051cm"/>
    </style:style>
    <style:style style:name="gr15" style:family="graphic" style:parent-style-name="objectwithoutfill">
      <style:graphic-properties draw:stroke="solid" draw:stroke-dash="Ultrafine_20_Dashed" svg:stroke-width="0.102cm" svg:stroke-color="#ff3333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solid" draw:stroke-dash="Ultrafine_20_Dashed" svg:stroke-width="0.102cm" svg:stroke-color="#ff33ff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solid" draw:stroke-dash="Ultrafine_20_Dashed" svg:stroke-width="0.102cm" svg:stroke-color="#66ff66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solid" draw:stroke-dash="Ultrafine_20_Dashed" svg:stroke-width="0.102cm" svg:stroke-color="#ff66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draw:stroke="solid" draw:stroke-dash="Ultrafine_20_Dashed" svg:stroke-width="0.102cm" svg:stroke-color="#3333ff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draw:stroke="solid" draw:stroke-dash="Ultrafine_20_Dashed" svg:stroke-width="0.102cm" svg:stroke-color="#66ff66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draw:stroke="solid" draw:stroke-dash="Ultrafine_20_Dashed" svg:stroke-width="0.102cm" svg:stroke-color="#3333ff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draw:stroke="solid" draw:stroke-dash="Ultrafine_20_Dashed" svg:stroke-width="0.102cm" svg:stroke-color="#00ccff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24" style:family="graphic" style:parent-style-name="standard">
      <style:graphic-properties svg:stroke-width="0.051cm" svg:stroke-color="#ff3333" draw:marker-start="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ccff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00ccff" draw:marker-start="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ff33ff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3333ff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3333ff" draw:marker-start="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31" style:family="graphic" style:parent-style-name="standard">
      <style:graphic-properties draw:stroke="dash" draw:stroke-dash="Ultrafine_20_Dashed" svg:stroke-width="0.081cm" svg:stroke-color="#66ffff" draw:marker-start-width="0.475cm" draw:marker-end-width="0.475cm" draw:textarea-horizontal-align="center" draw:textarea-vertical-align="middle" fo:padding-top="0.041cm" fo:padding-bottom="0.041cm" fo:padding-left="0.041cm" fo:padding-right="0.041cm"/>
    </style:style>
    <style:style style:name="gr32" style:family="graphic" style:parent-style-name="standard">
      <style:graphic-properties draw:stroke="dash" draw:stroke-dash="Ultrafine_20_Dashed" svg:stroke-width="0.081cm" svg:stroke-color="#ff33ff" draw:marker-start-width="0.475cm" draw:marker-end-width="0.475cm" draw:textarea-horizontal-align="center" draw:textarea-vertical-align="middle" fo:padding-top="0.041cm" fo:padding-bottom="0.041cm" fo:padding-left="0.041cm" fo:padding-right="0.041cm"/>
    </style:style>
    <style:style style:name="gr33" style:family="graphic" style:parent-style-name="standard">
      <style:graphic-properties draw:stroke="dash" draw:stroke-dash="Ultrafine_20_Dashed" svg:stroke-width="0.081cm" svg:stroke-color="#3333ff" draw:marker-start-width="0.475cm" draw:marker-end-width="0.475cm" draw:textarea-horizontal-align="center" draw:textarea-vertical-align="middle" fo:padding-top="0.041cm" fo:padding-bottom="0.041cm" fo:padding-left="0.041cm" fo:padding-right="0.041cm"/>
    </style:style>
    <style:style style:name="gr34" style:family="graphic" style:parent-style-name="objectwithoutfill">
      <style:graphic-properties draw:stroke="dash" draw:stroke-dash="Ultrafine_20_Dashed" svg:stroke-color="#66ffff" draw:fill="none" draw:textarea-vertical-align="middle"/>
    </style:style>
    <style:style style:name="gr35" style:family="graphic" style:parent-style-name="objectwithoutfill">
      <style:graphic-properties draw:stroke="dash" draw:stroke-dash="Ultrafine_20_Dashed" svg:stroke-color="#ff3333" draw:fill="none" draw:textarea-vertical-align="middle"/>
    </style:style>
    <style:style style:name="gr36" style:family="graphic" style:parent-style-name="objectwithoutfill">
      <style:graphic-properties draw:stroke="dash" draw:stroke-dash="Ultrafine_20_Dashed" svg:stroke-color="#3333ff" draw:fill="none" draw:textarea-vertical-align="middle"/>
    </style:style>
    <style:style style:name="gr37" style:family="graphic" style:parent-style-name="objectwithoutfill">
      <style:graphic-properties draw:stroke="dash" draw:stroke-dash="Ultrafine_20_Dashed" svg:stroke-color="#66ff66" draw:fill="none" draw:textarea-vertical-align="middle"/>
    </style:style>
    <style:style style:name="gr38" style:family="graphic" style:parent-style-name="objectwithoutfill">
      <style:graphic-properties draw:stroke="dash" draw:stroke-dash="Ultrafine_20_Dashed" svg:stroke-color="#ff33ff" draw:fill="none" draw:textarea-vertical-align="middle"/>
    </style:style>
    <style:style style:name="gr39" style:family="graphic" style:parent-style-name="standard">
      <style:graphic-properties draw:stroke="solid" svg:stroke-width="0.081cm" svg:stroke-color="#ff3333" draw:marker-start-width="0.475cm" draw:marker-end-width="0.475cm" draw:textarea-horizontal-align="center" draw:textarea-vertical-align="middle" fo:padding-top="0.041cm" fo:padding-bottom="0.041cm" fo:padding-left="0.041cm" fo:padding-right="0.041cm"/>
    </style:style>
    <style:style style:name="gr40" style:family="graphic" style:parent-style-name="standard">
      <style:graphic-properties draw:stroke="solid" svg:stroke-width="0.081cm" svg:stroke-color="#3333ff" draw:marker-start-width="0.475cm" draw:marker-end-width="0.475cm" draw:textarea-horizontal-align="center" draw:textarea-vertical-align="middle" fo:padding-top="0.041cm" fo:padding-bottom="0.041cm" fo:padding-left="0.041cm" fo:padding-right="0.041cm"/>
    </style:style>
    <style:style style:name="gr41" style:family="graphic" style:parent-style-name="standard">
      <style:graphic-properties draw:stroke="solid" svg:stroke-width="0.081cm" svg:stroke-color="#66ff66" draw:marker-start-width="0.475cm" draw:marker-end-width="0.475cm" draw:textarea-horizontal-align="center" draw:textarea-vertical-align="middle" fo:padding-top="0.041cm" fo:padding-bottom="0.041cm" fo:padding-left="0.041cm" fo:padding-right="0.041cm"/>
    </style:style>
    <style:style style:name="gr42" style:family="graphic" style:parent-style-name="standard">
      <style:graphic-properties draw:stroke="solid" svg:stroke-width="0.081cm" svg:stroke-color="#ff33ff" draw:marker-start-width="0.475cm" draw:marker-end-width="0.475cm" draw:textarea-horizontal-align="center" draw:textarea-vertical-align="middle" fo:padding-top="0.041cm" fo:padding-bottom="0.041cm" fo:padding-left="0.041cm" fo:padding-right="0.041cm"/>
    </style:style>
    <style:style style:name="gr43" style:family="graphic" style:parent-style-name="standard">
      <style:graphic-properties draw:stroke="solid" svg:stroke-width="0.081cm" svg:stroke-color="#66ffff" draw:marker-start-width="0.475cm" draw:marker-end-width="0.475cm" draw:textarea-horizontal-align="center" draw:textarea-vertical-align="middle" fo:padding-top="0.041cm" fo:padding-bottom="0.041cm" fo:padding-left="0.041cm" fo:padding-right="0.0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832cm" style:use-optimal-column-width="false"/>
    </style:style>
    <style:style style:name="co2" style:family="table-column">
      <style:table-column-properties style:column-width="2.173cm" style:use-optimal-column-width="false"/>
    </style:style>
    <style:style style:name="co3" style:family="table-column">
      <style:table-column-properties style:column-width="2.311cm" style:use-optimal-column-width="false"/>
    </style:style>
    <style:style style:name="co4" style:family="table-column">
      <style:table-column-properties style:column-width="2.944cm" style:use-optimal-column-width="false"/>
    </style:style>
    <style:style style:name="ro1" style:family="table-row">
      <style:table-row-properties style:row-height="0.511cm"/>
    </style:style>
    <style:style style:name="ro2" style:family="table-row">
      <style:table-row-properties style:row-height="0.503cm"/>
    </style:style>
    <style:style style:name="ce1" style:family="table-cell">
      <style:graphic-properties style:repeat="repeat"/>
      <style:paragraph-properties fo:margin-top="0cm" fo:margin-bottom="0cm" style:text-autospace="none"/>
      <style:text-properties fo:color="#ffffff" fo:font-size="6pt" fo:font-weight="bold" style:font-size-asian="6pt" style:font-weight-asian="bold" style:font-size-complex="6pt" style:font-weight-complex="bold"/>
    </style:style>
    <style:style style:name="ce2" style:family="table-cell">
      <style:graphic-properties style:repeat="repeat"/>
      <style:paragraph-properties fo:margin-top="0cm" fo:margin-bottom="0cm" fo:text-align="end" style:text-autospace="none"/>
      <style:text-properties fo:font-size="6pt" style:font-size-asian="6pt" style:font-size-complex="6pt"/>
    </style:style>
    <style:style style:name="ce3" style:family="table-cell">
      <style:graphic-properties style:repeat="repeat"/>
      <style:paragraph-properties fo:margin-top="0cm" fo:margin-bottom="0cm" fo:text-align="end" style:text-autospace="none"/>
      <style:text-properties fo:font-size="6pt" fo:font-weight="bold" style:font-size-asian="6pt" style:font-weight-asian="bold" style:font-size-complex="6pt" style:font-weight-complex="bold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text-properties fo:font-size="12.3000001907349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.3000001907349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paragraph-properties fo:margin-top="0cm" fo:margin-bottom="0cm" fo:text-align="end" style:text-autospace="none"/>
    </style:style>
    <style:style style:name="P10" style:family="paragraph">
      <style:text-properties fo:color="#ff3333" fo:font-weight="bold" style:font-weight-asian="bold" style:font-weight-complex="bold"/>
    </style:style>
    <style:style style:name="P11" style:family="paragraph">
      <style:text-properties fo:color="#66ff66" fo:font-weight="bold" style:font-weight-asian="bold" style:font-weight-complex="bold"/>
    </style:style>
    <style:style style:name="P12" style:family="paragraph">
      <style:text-properties fo:color="#ff33ff" fo:font-weight="bold" style:font-weight-asian="bold" style:font-weight-complex="bold"/>
    </style:style>
    <style:style style:name="P13" style:family="paragraph">
      <style:text-properties fo:color="#00ccff" fo:font-weight="bold" style:font-weight-asian="bold" style:font-weight-complex="bold"/>
    </style:style>
    <style:style style:name="P14" style:family="paragraph">
      <style:text-properties fo:color="#3333ff" fo:font-weight="bold" style:font-weight-asian="bold" style:font-weight-complex="bold"/>
    </style:style>
    <style:style style:name="P15" style:family="paragraph">
      <style:text-properties fo:color="#ff6600"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fo:color="#ff3333" fo:font-weight="bold" style:font-weight-asian="bold" style:font-weight-complex="bold"/>
    </style:style>
    <style:style style:name="T9" style:family="text">
      <style:text-properties fo:color="#66ff66" fo:font-weight="bold" style:font-weight-asian="bold" style:font-weight-complex="bold"/>
    </style:style>
    <style:style style:name="T10" style:family="text">
      <style:text-properties fo:color="#ff33ff" fo:font-weight="bold" style:font-weight-asian="bold" style:font-weight-complex="bold"/>
    </style:style>
    <style:style style:name="T11" style:family="text">
      <style:text-properties fo:color="#00ccff" fo:font-weight="bold" style:font-weight-asian="bold" style:font-weight-complex="bold"/>
    </style:style>
    <style:style style:name="T12" style:family="text">
      <style:text-properties fo:color="#3333ff" fo:font-weight="bold" style:font-weight-asian="bold" style:font-weight-complex="bold"/>
    </style:style>
    <style:style style:name="T13" style:family="text">
      <style:text-properties fo:color="#ff66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769cm" svg:y1="0.972cm" svg:x2="24.613cm" svg:y2="0.972cm">
          <text:p/>
        </draw:line>
        <draw:line draw:style-name="gr2" draw:text-style-name="P1" draw:layer="layout" svg:x1="2.769cm" svg:y1="0.528cm" svg:x2="24.638cm" svg:y2="0.528cm">
          <text:p/>
        </draw:line>
        <draw:line draw:style-name="gr3" draw:text-style-name="P1" draw:layer="layout" svg:x1="2.769cm" svg:y1="0.973cm" svg:x2="2.769cm" svg:y2="0.528cm">
          <text:p/>
        </draw:line>
        <draw:frame draw:style-name="gr4" draw:text-style-name="P2" draw:layer="layout" svg:width="2.788cm" svg:height="0.745cm" svg:x="0.26cm" svg:y="20.574cm">
          <draw:text-box>
            <text:p><text:span text:style-name="T1">1:25 Scale</text:span></text:p>
          </draw:text-box>
        </draw:frame>
        <draw:line draw:style-name="gr3" draw:text-style-name="P1" draw:layer="layout" svg:x1="24.613cm" svg:y1="0.972cm" svg:x2="24.613cm" svg:y2="0.528cm">
          <text:p/>
        </draw:line>
        <draw:rect draw:style-name="gr5" draw:text-style-name="P3" draw:layer="layout" svg:width="1.27cm" svg:height="0.508cm" svg:x="13.262cm" svg:y="0.224cm">
          <text:p/>
        </draw:rect>
        <draw:line draw:style-name="gr1" draw:text-style-name="P1" draw:layer="layout" svg:x1="2.769cm" svg:y1="18.142cm" svg:x2="2.769cm" svg:y2="0.972cm">
          <text:p/>
        </draw:line>
        <draw:line draw:style-name="gr3" draw:text-style-name="P1" draw:layer="layout" svg:x1="2.772cm" svg:y1="0.984cm" svg:x2="1.727cm" svg:y2="0.984cm">
          <text:p/>
        </draw:line>
        <draw:line draw:style-name="gr3" draw:text-style-name="P1" draw:layer="layout" svg:x1="2.772cm" svg:y1="18.129cm" svg:x2="1.727cm" svg:y2="18.129cm">
          <text:p/>
        </draw:line>
        <draw:line draw:style-name="gr2" draw:text-style-name="P1" draw:layer="layout" svg:x1="1.727cm" svg:y1="18.129cm" svg:x2="1.727cm" svg:y2="0.984cm">
          <text:p/>
        </draw:line>
        <draw:rect draw:style-name="gr5" draw:text-style-name="P3" draw:layer="layout" svg:width="1.016cm" svg:height="0.508cm" svg:x="1.27cm" svg:y="9.308cm">
          <text:p/>
        </draw:rect>
        <draw:frame draw:style-name="gr6" draw:text-style-name="P4" draw:layer="layout" svg:width="1.521cm" svg:height="0.659cm" svg:x="0.935cm" svg:y="9.252cm">
          <draw:text-box>
            <text:p text:style-name="P3"><text:span text:style-name="T2">14'-1”</text:span></text:p>
          </draw:text-box>
        </draw:frame>
        <draw:line draw:style-name="gr1" draw:text-style-name="P1" draw:layer="layout" svg:x1="2.769cm" svg:y1="18.142cm" svg:x2="10.795cm" svg:y2="18.142cm">
          <text:p/>
        </draw:line>
        <draw:line draw:style-name="gr3" draw:text-style-name="P1" draw:layer="layout" svg:x1="2.769cm" svg:y1="19.174cm" svg:x2="2.769cm" svg:y2="18.129cm">
          <text:p/>
        </draw:line>
        <draw:line draw:style-name="gr3" draw:text-style-name="P1" draw:layer="layout" svg:x1="10.795cm" svg:y1="19.784cm" svg:x2="10.795cm" svg:y2="18.129cm">
          <text:p/>
        </draw:line>
        <draw:line draw:style-name="gr2" draw:text-style-name="P1" draw:layer="layout" svg:x1="2.769cm" svg:y1="19.174cm" svg:x2="10.795cm" svg:y2="19.174cm">
          <text:p/>
        </draw:line>
        <draw:frame draw:style-name="gr7" draw:text-style-name="P4" draw:layer="layout" svg:width="1.778cm" svg:height="0.762cm" svg:x="13.005cm" svg:y="0.254cm">
          <draw:text-box>
            <text:p text:style-name="P3"><text:span text:style-name="T2">17'-11”</text:span></text:p>
          </draw:text-box>
        </draw:frame>
        <draw:rect draw:style-name="gr5" draw:text-style-name="P3" draw:layer="layout" svg:width="0.816cm" svg:height="0.508cm" svg:x="6.426cm" svg:y="18.974cm">
          <text:p/>
        </draw:rect>
        <draw:frame draw:style-name="gr8" draw:text-style-name="P4" draw:layer="layout" svg:width="1.521cm" svg:height="0.658cm" svg:x="6.099cm" svg:y="18.866cm">
          <draw:text-box>
            <text:p text:style-name="P3"><text:span text:style-name="T2">6'-7”</text:span></text:p>
          </draw:text-box>
        </draw:frame>
        <draw:line draw:style-name="gr1" draw:text-style-name="P1" draw:layer="layout" svg:x1="10.795cm" svg:y1="18.739cm" svg:x2="10.795cm" svg:y2="18.129cm">
          <text:p/>
        </draw:line>
        <draw:line draw:style-name="gr3" draw:text-style-name="P1" draw:layer="layout" svg:x1="11.84cm" svg:y1="18.129cm" svg:x2="10.795cm" svg:y2="18.129cm">
          <text:p/>
        </draw:line>
        <draw:line draw:style-name="gr1" draw:text-style-name="P1" draw:layer="layout" svg:x1="10.795cm" svg:y1="18.739cm" svg:x2="16.485cm" svg:y2="18.739cm">
          <text:p/>
        </draw:line>
        <draw:line draw:style-name="gr2" draw:text-style-name="P1" draw:layer="layout" svg:x1="11.84cm" svg:y1="18.726cm" svg:x2="11.836cm" svg:y2="18.129cm">
          <text:p/>
        </draw:line>
        <draw:frame draw:style-name="gr8" draw:text-style-name="P4" draw:layer="layout" svg:width="1.016cm" svg:height="0.658cm" svg:x="11.684cm" svg:y="18.068cm">
          <draw:text-box>
            <text:p text:style-name="P3"><text:span text:style-name="T2">6”</text:span></text:p>
          </draw:text-box>
        </draw:frame>
        <draw:line draw:style-name="gr2" draw:text-style-name="P1" draw:layer="layout" svg:x1="10.795cm" svg:y1="19.784cm" svg:x2="16.485cm" svg:y2="19.784cm">
          <text:p/>
        </draw:line>
        <draw:rect draw:style-name="gr5" draw:text-style-name="P3" draw:layer="layout" svg:width="0.816cm" svg:height="0.508cm" svg:x="13.308cm" svg:y="19.628cm">
          <text:p/>
        </draw:rect>
        <draw:frame draw:style-name="gr8" draw:text-style-name="P4" draw:layer="layout" svg:width="1.521cm" svg:height="0.658cm" svg:x="12.954cm" svg:y="19.478cm">
          <draw:text-box>
            <text:p text:style-name="P3"><text:span text:style-name="T2">4'-8”</text:span></text:p>
          </draw:text-box>
        </draw:frame>
        <draw:line draw:style-name="gr1" draw:text-style-name="P1" draw:layer="layout" svg:x1="16.51cm" svg:y1="20.466cm" svg:x2="16.51cm" svg:y2="18.739cm">
          <text:p/>
        </draw:line>
        <draw:line draw:style-name="gr1" draw:text-style-name="P1" draw:layer="layout" svg:x1="16.51cm" svg:y1="20.466cm" svg:x2="24.638cm" svg:y2="20.466cm">
          <text:p/>
        </draw:line>
        <draw:line draw:style-name="gr1" draw:text-style-name="P1" draw:layer="layout" svg:x1="24.613cm" svg:y1="20.466cm" svg:x2="24.613cm" svg:y2="0.972cm">
          <text:p/>
        </draw:line>
        <draw:line draw:style-name="gr3" draw:text-style-name="P1" draw:layer="layout" svg:x1="25.658cm" svg:y1="1.016cm" svg:x2="24.613cm" svg:y2="1.016cm">
          <text:p/>
        </draw:line>
        <draw:line draw:style-name="gr3" draw:text-style-name="P1" draw:layer="layout" svg:x1="25.658cm" svg:y1="20.466cm" svg:x2="24.613cm" svg:y2="20.466cm">
          <text:p/>
        </draw:line>
        <draw:line draw:style-name="gr2" draw:text-style-name="P1" draw:layer="layout" svg:x1="25.654cm" svg:y1="20.466cm" svg:x2="25.654cm" svg:y2="1.016cm">
          <text:p/>
        </draw:line>
        <draw:rect draw:style-name="gr5" draw:text-style-name="P3" draw:layer="layout" svg:width="1.016cm" svg:height="0.508cm" svg:x="25.23cm" svg:y="10.216cm">
          <text:p/>
        </draw:rect>
        <draw:frame draw:style-name="gr6" draw:text-style-name="P4" draw:layer="layout" svg:width="1.521cm" svg:height="0.659cm" svg:x="24.895cm" svg:y="10.16cm">
          <draw:text-box>
            <text:p text:style-name="P3"><text:span text:style-name="T2">16'</text:span></text:p>
          </draw:text-box>
        </draw:frame>
        <draw:line draw:style-name="gr3" draw:text-style-name="P1" draw:layer="layout" svg:x1="16.51cm" svg:y1="20.917cm" svg:x2="16.51cm" svg:y2="20.472cm">
          <text:p/>
        </draw:line>
        <draw:line draw:style-name="gr3" draw:text-style-name="P1" draw:layer="layout" svg:x1="24.638cm" svg:y1="20.917cm" svg:x2="24.638cm" svg:y2="20.472cm">
          <text:p/>
        </draw:line>
        <draw:line draw:style-name="gr2" draw:text-style-name="P1" draw:layer="layout" svg:x1="16.51cm" svg:y1="20.917cm" svg:x2="24.638cm" svg:y2="20.917cm">
          <text:p/>
        </draw:line>
        <draw:rect draw:style-name="gr5" draw:text-style-name="P3" draw:layer="layout" svg:width="0.816cm" svg:height="0.508cm" svg:x="20.169cm" svg:y="20.724cm">
          <text:p/>
        </draw:rect>
        <draw:frame draw:style-name="gr8" draw:text-style-name="P4" draw:layer="layout" svg:width="1.521cm" svg:height="0.658cm" svg:x="19.815cm" svg:y="20.574cm">
          <draw:text-box>
            <text:p text:style-name="P3"><text:span text:style-name="T2">6'-8”</text:span></text:p>
          </draw:text-box>
        </draw:frame>
        <draw:line draw:style-name="gr3" draw:text-style-name="P1" draw:layer="layout" svg:x1="17.53cm" svg:y1="18.739cm" svg:x2="16.485cm" svg:y2="18.739cm">
          <text:p/>
        </draw:line>
        <draw:line draw:style-name="gr2" draw:text-style-name="P1" draw:layer="layout" svg:x1="17.526cm" svg:y1="20.466cm" svg:x2="17.522cm" svg:y2="18.739cm">
          <text:p/>
        </draw:line>
        <draw:rect draw:style-name="gr5" draw:text-style-name="P3" draw:layer="layout" svg:width="1.016cm" svg:height="0.508cm" svg:x="17.018cm" svg:y="19.304cm">
          <text:p/>
        </draw:rect>
        <draw:frame draw:style-name="gr6" draw:text-style-name="P4" draw:layer="layout" svg:width="1.521cm" svg:height="0.659cm" svg:x="16.764cm" svg:y="19.304cm">
          <draw:text-box>
            <text:p text:style-name="P3"><text:span text:style-name="T2">1'-5”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769cm" svg:y1="0.972cm" svg:x2="24.613cm" svg:y2="0.972cm">
          <text:p/>
        </draw:line>
        <draw:frame draw:style-name="gr4" draw:text-style-name="P2" draw:layer="layout" svg:width="2.788cm" svg:height="0.745cm" svg:x="0.26cm" svg:y="20.574cm">
          <draw:text-box>
            <text:p><text:span text:style-name="T1">1:25 Scale</text:span></text:p>
          </draw:text-box>
        </draw:frame>
        <draw:line draw:style-name="gr1" draw:text-style-name="P1" draw:layer="layout" svg:x1="2.769cm" svg:y1="18.142cm" svg:x2="2.769cm" svg:y2="0.972cm">
          <text:p/>
        </draw:line>
        <draw:line draw:style-name="gr1" draw:text-style-name="P1" draw:layer="layout" svg:x1="2.769cm" svg:y1="18.142cm" svg:x2="10.795cm" svg:y2="18.142cm">
          <text:p/>
        </draw:line>
        <draw:line draw:style-name="gr1" draw:text-style-name="P1" draw:layer="layout" svg:x1="10.795cm" svg:y1="18.739cm" svg:x2="10.795cm" svg:y2="18.129cm">
          <text:p/>
        </draw:line>
        <draw:line draw:style-name="gr1" draw:text-style-name="P1" draw:layer="layout" svg:x1="10.795cm" svg:y1="18.739cm" svg:x2="16.485cm" svg:y2="18.739cm">
          <text:p/>
        </draw:line>
        <draw:rect draw:style-name="gr5" draw:text-style-name="P3" draw:layer="layout" svg:width="0.816cm" svg:height="0.508cm" svg:x="13.308cm" svg:y="19.628cm">
          <text:p/>
        </draw:rect>
        <draw:line draw:style-name="gr1" draw:text-style-name="P1" draw:layer="layout" svg:x1="16.51cm" svg:y1="20.466cm" svg:x2="16.51cm" svg:y2="18.739cm">
          <text:p/>
        </draw:line>
        <draw:line draw:style-name="gr1" draw:text-style-name="P1" draw:layer="layout" svg:x1="16.51cm" svg:y1="20.466cm" svg:x2="24.638cm" svg:y2="20.466cm">
          <text:p/>
        </draw:line>
        <draw:line draw:style-name="gr1" draw:text-style-name="P1" draw:layer="layout" svg:x1="24.613cm" svg:y1="20.466cm" svg:x2="24.613cm" svg:y2="0.972cm">
          <text:p/>
        </draw:line>
        <draw:line draw:style-name="gr10" draw:text-style-name="P3" draw:layer="layout" svg:x1="2.769cm" svg:y1="0.939cm" svg:x2="13.063cm" svg:y2="18.771cm">
          <text:p/>
        </draw:line>
        <draw:line draw:style-name="gr10" draw:text-style-name="P3" draw:layer="layout" svg:x1="5.207cm" svg:y1="0.94cm" svg:x2="15.501cm" svg:y2="18.772cm">
          <text:p/>
        </draw:line>
        <draw:line draw:style-name="gr10" draw:text-style-name="P3" draw:layer="layout" svg:x1="7.645cm" svg:y1="0.934cm" svg:x2="18.924cm" svg:y2="20.473cm">
          <text:p/>
        </draw:line>
        <draw:line draw:style-name="gr10" draw:text-style-name="P3" draw:layer="layout" svg:x1="10.084cm" svg:y1="0.935cm" svg:x2="21.363cm" svg:y2="20.474cm">
          <text:p/>
        </draw:line>
        <draw:line draw:style-name="gr10" draw:text-style-name="P3" draw:layer="layout" svg:x1="12.522cm" svg:y1="0.936cm" svg:x2="23.801cm" svg:y2="20.475cm">
          <text:p/>
        </draw:line>
        <draw:line draw:style-name="gr10" draw:text-style-name="P3" draw:layer="layout" svg:x1="14.981cm" svg:y1="0.925cm" svg:x2="24.571cm" svg:y2="17.537cm">
          <text:p/>
        </draw:line>
        <draw:line draw:style-name="gr10" draw:text-style-name="P3" draw:layer="layout" svg:x1="17.391cm" svg:y1="0.936cm" svg:x2="24.62cm" svg:y2="13.457cm">
          <text:p/>
        </draw:line>
        <draw:line draw:style-name="gr10" draw:text-style-name="P3" draw:layer="layout" svg:x1="19.837cm" svg:y1="0.955cm" svg:x2="24.556cm" svg:y2="9.128cm">
          <text:p/>
        </draw:line>
        <draw:line draw:style-name="gr10" draw:text-style-name="P3" draw:layer="layout" svg:x1="22.276cm" svg:y1="0.936cm" svg:x2="24.524cm" svg:y2="4.829cm">
          <text:p/>
        </draw:line>
        <draw:line draw:style-name="gr10" draw:text-style-name="P3" draw:layer="layout" svg:x1="2.769cm" svg:y1="5.063cm" svg:x2="10.337cm" svg:y2="18.17cm">
          <text:p/>
        </draw:line>
        <draw:line draw:style-name="gr10" draw:text-style-name="P3" draw:layer="layout" svg:x1="2.769cm" svg:y1="9.378cm" svg:x2="7.856cm" svg:y2="18.19cm">
          <text:p/>
        </draw:line>
        <draw:line draw:style-name="gr10" draw:text-style-name="P3" draw:layer="layout" svg:x1="2.769cm" svg:y1="13.714cm" svg:x2="5.327cm" svg:y2="18.144cm">
          <text:p/>
        </draw:line>
        <draw:line draw:style-name="gr10" draw:text-style-name="P3" draw:layer="layout" svg:x1="2.805cm" svg:y1="5.084cm" svg:x2="5.2cm" svg:y2="0.936cm">
          <text:p/>
        </draw:line>
        <draw:line draw:style-name="gr10" draw:text-style-name="P3" draw:layer="layout" svg:x1="2.778cm" svg:y1="9.383cm" svg:x2="7.636cm" svg:y2="0.967cm">
          <text:p/>
        </draw:line>
        <draw:line draw:style-name="gr10" draw:text-style-name="P3" draw:layer="layout" svg:x1="2.769cm" svg:y1="13.695cm" svg:x2="10.125cm" svg:y2="0.953cm">
          <text:p/>
        </draw:line>
        <draw:line draw:style-name="gr10" draw:text-style-name="P3" draw:layer="layout" svg:x1="2.769cm" svg:y1="17.791cm" svg:x2="12.466cm" svg:y2="0.996cm">
          <text:p/>
        </draw:line>
        <draw:line draw:style-name="gr10" draw:text-style-name="P3" draw:layer="layout" svg:x1="5.004cm" svg:y1="18.129cm" svg:x2="14.887cm" svg:y2="1.008cm">
          <text:p/>
        </draw:line>
        <draw:line draw:style-name="gr10" draw:text-style-name="P3" draw:layer="layout" svg:x1="9.881cm" svg:y1="18.129cm" svg:x2="19.764cm" svg:y2="1.008cm">
          <text:p/>
        </draw:line>
        <draw:line draw:style-name="gr10" draw:text-style-name="P3" draw:layer="layout" svg:x1="11.949cm" svg:y1="18.746cm" svg:x2="22.191cm" svg:y2="1.002cm">
          <text:p/>
        </draw:line>
        <draw:line draw:style-name="gr10" draw:text-style-name="P3" draw:layer="layout" svg:x1="7.442cm" svg:y1="18.129cm" svg:x2="17.325cm" svg:y2="1.008cm">
          <text:p/>
        </draw:line>
        <draw:line draw:style-name="gr10" draw:text-style-name="P3" draw:layer="layout" svg:x1="14.45cm" svg:y1="18.723cm" svg:x2="24.668cm" svg:y2="1.024cm">
          <text:p/>
        </draw:line>
        <draw:line draw:style-name="gr10" draw:text-style-name="P3" draw:layer="layout" svg:x1="16.516cm" svg:y1="19.307cm" svg:x2="24.592cm" svg:y2="5.318cm">
          <text:p/>
        </draw:line>
        <draw:line draw:style-name="gr10" draw:text-style-name="P3" draw:layer="layout" svg:x1="18.318cm" svg:y1="20.492cm" svg:x2="24.589cm" svg:y2="9.633cm">
          <text:p/>
        </draw:line>
        <draw:line draw:style-name="gr10" draw:text-style-name="P3" draw:layer="layout" svg:x1="20.624cm" svg:y1="20.504cm" svg:x2="24.557cm" svg:y2="13.692cm">
          <text:p/>
        </draw:line>
        <draw:line draw:style-name="gr10" draw:text-style-name="P3" draw:layer="layout" svg:x1="23.154cm" svg:y1="20.489cm" svg:x2="24.577cm" svg:y2="18.025cm">
          <text:p/>
        </draw:line>
        <draw:line draw:style-name="gr10" draw:text-style-name="P3" draw:layer="layout" svg:x1="2.769cm" svg:y1="3.023cm" svg:x2="24.621cm" svg:y2="3.025cm">
          <text:p/>
        </draw:line>
        <draw:line draw:style-name="gr10" draw:text-style-name="P3" draw:layer="layout" svg:x1="2.778cm" svg:y1="5.182cm" svg:x2="24.63cm" svg:y2="5.184cm">
          <text:p/>
        </draw:line>
        <draw:line draw:style-name="gr10" draw:text-style-name="P3" draw:layer="layout" svg:x1="2.72cm" svg:y1="9.376cm" svg:x2="24.572cm" svg:y2="9.378cm">
          <text:p/>
        </draw:line>
        <draw:line draw:style-name="gr10" draw:text-style-name="P3" draw:layer="layout" svg:x1="2.72cm" svg:y1="11.481cm" svg:x2="24.572cm" svg:y2="11.483cm">
          <text:p/>
        </draw:line>
        <draw:line draw:style-name="gr10" draw:text-style-name="P3" draw:layer="layout" svg:x1="2.778cm" svg:y1="7.264cm" svg:x2="24.63cm" svg:y2="7.266cm">
          <text:p/>
        </draw:line>
        <draw:line draw:style-name="gr10" draw:text-style-name="P3" draw:layer="layout" svg:x1="2.794cm" svg:y1="13.564cm" svg:x2="24.646cm" svg:y2="13.566cm">
          <text:p/>
        </draw:line>
        <draw:line draw:style-name="gr10" draw:text-style-name="P3" draw:layer="layout" svg:x1="2.794cm" svg:y1="15.648cm" svg:x2="24.646cm" svg:y2="15.646cm">
          <text:p/>
        </draw:line>
        <draw:line draw:style-name="gr10" draw:text-style-name="P3" draw:layer="layout" svg:x1="2.794cm" svg:y1="17.731cm" svg:x2="24.646cm" svg:y2="17.729cm">
          <text:p/>
        </draw:line>
        <draw:line draw:style-name="gr10" draw:text-style-name="P3" draw:layer="layout" svg:x1="16.51cm" svg:y1="19.864cm" svg:x2="24.646cm" svg:y2="19.865cm">
          <text:p/>
        </draw:line>
        <draw:frame draw:style-name="gr11" draw:text-style-name="P5" draw:layer="layout" svg:width="0.762cm" svg:height="0.569cm" svg:x="2.794cm" svg:y="0.955cm">
          <draw:text-box>
            <text:p><text:span text:style-name="T3">1</text:span></text:p>
          </draw:text-box>
        </draw:frame>
        <draw:frame draw:style-name="gr11" draw:text-style-name="P5" draw:layer="layout" svg:width="0.762cm" svg:height="0.569cm" svg:x="4.572cm" svg:y="0.936cm">
          <draw:text-box>
            <text:p><text:span text:style-name="T3">2</text:span></text:p>
          </draw:text-box>
        </draw:frame>
        <draw:frame draw:style-name="gr11" draw:text-style-name="P5" draw:layer="layout" svg:width="0.762cm" svg:height="0.569cm" svg:x="5.207cm" svg:y="0.936cm">
          <draw:text-box>
            <text:p><text:span text:style-name="T3">3</text:span></text:p>
          </draw:text-box>
        </draw:frame>
        <draw:frame draw:style-name="gr11" draw:text-style-name="P5" draw:layer="layout" svg:width="0.762cm" svg:height="0.569cm" svg:x="7.01cm" svg:y="0.934cm">
          <draw:text-box>
            <text:p><text:span text:style-name="T3">4</text:span></text:p>
          </draw:text-box>
        </draw:frame>
        <draw:frame draw:style-name="gr11" draw:text-style-name="P5" draw:layer="layout" svg:width="0.762cm" svg:height="0.569cm" svg:x="7.671cm" svg:y="0.934cm">
          <draw:text-box>
            <text:p><text:span text:style-name="T3">5</text:span></text:p>
          </draw:text-box>
        </draw:frame>
        <draw:frame draw:style-name="gr11" draw:text-style-name="P5" draw:layer="layout" svg:width="0.762cm" svg:height="0.569cm" svg:x="9.5cm" svg:y="0.934cm">
          <draw:text-box>
            <text:p><text:span text:style-name="T3">6</text:span></text:p>
          </draw:text-box>
        </draw:frame>
        <draw:frame draw:style-name="gr11" draw:text-style-name="P5" draw:layer="layout" svg:width="0.762cm" svg:height="0.569cm" svg:x="10.084cm" svg:y="0.934cm">
          <draw:text-box>
            <text:p><text:span text:style-name="T3">7</text:span></text:p>
          </draw:text-box>
        </draw:frame>
        <draw:frame draw:style-name="gr11" draw:text-style-name="P5" draw:layer="layout" svg:width="0.762cm" svg:height="0.569cm" svg:x="11.836cm" svg:y="0.934cm">
          <draw:text-box>
            <text:p><text:span text:style-name="T3">8</text:span></text:p>
          </draw:text-box>
        </draw:frame>
        <draw:frame draw:style-name="gr11" draw:text-style-name="P5" draw:layer="layout" svg:width="0.762cm" svg:height="0.569cm" svg:x="12.598cm" svg:y="0.934cm">
          <draw:text-box>
            <text:p><text:span text:style-name="T3">9</text:span></text:p>
          </draw:text-box>
        </draw:frame>
        <draw:frame draw:style-name="gr12" draw:text-style-name="P5" draw:layer="layout" svg:width="1.011cm" svg:height="0.599cm" svg:x="14.122cm" svg:y="0.925cm">
          <draw:text-box>
            <text:p><text:span text:style-name="T3">10</text:span></text:p>
          </draw:text-box>
        </draw:frame>
        <draw:frame draw:style-name="gr12" draw:text-style-name="P5" draw:layer="layout" svg:width="1.011cm" svg:height="0.599cm" svg:x="14.991cm" svg:y="0.926cm">
          <draw:text-box>
            <text:p><text:span text:style-name="T3">11</text:span></text:p>
          </draw:text-box>
        </draw:frame>
        <draw:frame draw:style-name="gr12" draw:text-style-name="P5" draw:layer="layout" svg:width="1.011cm" svg:height="0.599cm" svg:x="16.515cm" svg:y="0.925cm">
          <draw:text-box>
            <text:p><text:span text:style-name="T3">12</text:span></text:p>
          </draw:text-box>
        </draw:frame>
        <draw:frame draw:style-name="gr12" draw:text-style-name="P5" draw:layer="layout" svg:width="1.011cm" svg:height="0.599cm" svg:x="17.391cm" svg:y="0.925cm">
          <draw:text-box>
            <text:p><text:span text:style-name="T3">13</text:span></text:p>
          </draw:text-box>
        </draw:frame>
        <draw:frame draw:style-name="gr12" draw:text-style-name="P5" draw:layer="layout" svg:width="1.011cm" svg:height="0.599cm" svg:x="19.837cm" svg:y="0.925cm">
          <draw:text-box>
            <text:p><text:span text:style-name="T3">15</text:span></text:p>
          </draw:text-box>
        </draw:frame>
        <draw:frame draw:style-name="gr12" draw:text-style-name="P6" draw:layer="layout" svg:width="1.011cm" svg:height="0.599cm" svg:x="21.363cm" svg:y="0.925cm">
          <draw:text-box>
            <text:p><text:span text:style-name="T4">16</text:span></text:p>
          </draw:text-box>
        </draw:frame>
        <draw:frame draw:style-name="gr12" draw:text-style-name="P6" draw:layer="layout" svg:width="1.011cm" svg:height="0.599cm" svg:x="22.276cm" svg:y="0.925cm">
          <draw:text-box>
            <text:p><text:span text:style-name="T4">17</text:span></text:p>
          </draw:text-box>
        </draw:frame>
        <draw:frame draw:style-name="gr12" draw:text-style-name="P6" draw:layer="layout" svg:width="1.011cm" svg:height="0.599cm" svg:x="23.881cm" svg:y="0.925cm">
          <draw:text-box>
            <text:p><text:span text:style-name="T4">18</text:span></text:p>
          </draw:text-box>
        </draw:frame>
        <draw:frame draw:style-name="gr11" draw:text-style-name="P6" draw:layer="layout" svg:width="1.011cm" svg:height="0.569cm" svg:x="22.606cm" svg:y="20.036cm">
          <draw:text-box>
            <text:p><text:span text:style-name="T4">19</text:span></text:p>
          </draw:text-box>
        </draw:frame>
        <draw:frame draw:style-name="gr11" draw:text-style-name="P6" draw:layer="layout" svg:width="1.011cm" svg:height="0.569cm" svg:x="20.071cm" svg:y="20.015cm">
          <draw:text-box>
            <text:p><text:span text:style-name="T4">20</text:span></text:p>
          </draw:text-box>
        </draw:frame>
        <draw:frame draw:style-name="gr11" draw:text-style-name="P6" draw:layer="layout" svg:width="1.011cm" svg:height="0.569cm" svg:x="17.785cm" svg:y="20.005cm">
          <draw:text-box>
            <text:p><text:span text:style-name="T4">21</text:span></text:p>
          </draw:text-box>
        </draw:frame>
        <draw:frame draw:style-name="gr11" draw:text-style-name="P6" draw:layer="layout" svg:width="1.011cm" svg:height="0.569cm" svg:x="16.261cm" svg:y="18.288cm">
          <draw:text-box>
            <text:p><text:span text:style-name="T4">22</text:span></text:p>
          </draw:text-box>
        </draw:frame>
        <draw:frame draw:style-name="gr11" draw:text-style-name="P6" draw:layer="layout" svg:width="1.011cm" svg:height="0.569cm" svg:x="10.084cm" svg:y="17.719cm">
          <draw:text-box>
            <text:p><text:span text:style-name="T4">23</text:span></text:p>
          </draw:text-box>
        </draw:frame>
        <draw:frame draw:style-name="gr11" draw:text-style-name="P6" draw:layer="layout" svg:width="1.011cm" svg:height="0.569cm" svg:x="7.625cm" svg:y="17.719cm">
          <draw:text-box>
            <text:p><text:span text:style-name="T4">24</text:span></text:p>
          </draw:text-box>
        </draw:frame>
        <draw:frame draw:style-name="gr11" draw:text-style-name="P6" draw:layer="layout" svg:width="1.011cm" svg:height="0.569cm" svg:x="5.085cm" svg:y="17.719cm">
          <draw:text-box>
            <text:p><text:span text:style-name="T4">25</text:span></text:p>
          </draw:text-box>
        </draw:frame>
        <draw:frame draw:style-name="gr11" draw:text-style-name="P6" draw:layer="layout" svg:width="1.011cm" svg:height="0.569cm" svg:x="3.561cm" svg:y="17.272cm">
          <draw:text-box>
            <text:p><text:span text:style-name="T4">26</text:span></text:p>
          </draw:text-box>
        </draw:frame>
        <draw:frame draw:style-name="gr11" draw:text-style-name="P6" draw:layer="layout" svg:width="1.011cm" svg:height="0.569cm" svg:x="2.794cm" svg:y="15.24cm">
          <draw:text-box>
            <text:p><text:span text:style-name="T4">27</text:span></text:p>
          </draw:text-box>
        </draw:frame>
        <draw:frame draw:style-name="gr11" draw:text-style-name="P6" draw:layer="layout" svg:width="1.011cm" svg:height="0.569cm" svg:x="3.561cm" svg:y="13.145cm">
          <draw:text-box>
            <text:p><text:span text:style-name="T4">28</text:span></text:p>
          </draw:text-box>
        </draw:frame>
        <draw:frame draw:style-name="gr11" draw:text-style-name="P6" draw:layer="layout" svg:width="1.011cm" svg:height="0.569cm" svg:x="2.997cm" svg:y="11.074cm">
          <draw:text-box>
            <text:p><text:span text:style-name="T4">29</text:span></text:p>
          </draw:text-box>
        </draw:frame>
        <draw:frame draw:style-name="gr11" draw:text-style-name="P6" draw:layer="layout" svg:width="1.011cm" svg:height="0.569cm" svg:x="3.607cm" svg:y="8.992cm">
          <draw:text-box>
            <text:p><text:span text:style-name="T4">30</text:span></text:p>
          </draw:text-box>
        </draw:frame>
        <draw:frame draw:style-name="gr11" draw:text-style-name="P6" draw:layer="layout" svg:width="1.011cm" svg:height="0.569cm" svg:x="2.946cm" svg:y="6.858cm">
          <draw:text-box>
            <text:p><text:span text:style-name="T4">31</text:span></text:p>
          </draw:text-box>
        </draw:frame>
        <draw:frame draw:style-name="gr11" draw:text-style-name="P6" draw:layer="layout" svg:width="1.011cm" svg:height="0.569cm" svg:x="3.556cm" svg:y="4.765cm">
          <draw:text-box>
            <text:p><text:span text:style-name="T4">32</text:span></text:p>
          </draw:text-box>
        </draw:frame>
        <draw:frame draw:style-name="gr11" draw:text-style-name="P6" draw:layer="layout" svg:width="1.011cm" svg:height="0.569cm" svg:x="2.997cm" svg:y="2.591cm">
          <draw:text-box>
            <text:p><text:span text:style-name="T4">33</text:span></text:p>
          </draw:text-box>
        </draw:frame>
        <draw:frame draw:style-name="gr11" draw:text-style-name="P6" draw:layer="layout" svg:width="1.011cm" svg:height="0.569cm" svg:x="23.801cm" svg:y="19.308cm">
          <draw:text-box>
            <text:p><text:span text:style-name="T4">34</text:span></text:p>
          </draw:text-box>
        </draw:frame>
        <draw:frame draw:style-name="gr11" draw:text-style-name="P6" draw:layer="layout" svg:width="1.011cm" svg:height="0.569cm" svg:x="1.709cm" svg:y="9.337cm">
          <draw:text-box>
            <text:p><text:span text:style-name="T4">35</text:span></text:p>
          </draw:text-box>
        </draw:frame>
        <draw:frame draw:style-name="gr11" draw:text-style-name="P6" draw:layer="layout" svg:width="1.011cm" svg:height="0.569cm" svg:x="13.721cm" svg:y="0.254cm">
          <draw:text-box>
            <text:p><text:span text:style-name="T4">36</text:span></text:p>
          </draw:text-box>
        </draw:frame>
        <draw:frame draw:style-name="gr11" draw:text-style-name="P6" draw:layer="layout" svg:width="1.011cm" svg:height="0.569cm" svg:x="24.897cm" svg:y="9.398cm">
          <draw:text-box>
            <text:p><text:span text:style-name="T4">37</text:span></text:p>
          </draw:text-box>
        </draw:frame>
        <draw:frame draw:style-name="gr13" draw:text-style-name="P6" draw:layer="layout" svg:width="1.011cm" svg:height="1.27cm" svg:x="12.705cm" svg:y="19.812cm">
          <draw:text-box>
            <text:p><text:span text:style-name="T4">38</text:span></text:p>
          </draw:text-box>
        </draw:frame>
        <draw:frame draw:style-name="gr12" draw:text-style-name="P5" draw:layer="layout" svg:width="1.011cm" svg:height="0.599cm" svg:x="18.827cm" svg:y="0.925cm">
          <draw:text-box>
            <text:p><text:span text:style-name="T3">14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12.432cm" svg:height="20.135cm" svg:x="7.774cm" svg:y="0.6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5">String Number</text:span></text:p>
              </table:table-cell>
              <table:table-cell>
                <text:p text:style-name="P8"><text:span text:style-name="T5">Length (in)</text:span></text:p>
              </table:table-cell>
              <table:table-cell>
                <text:p text:style-name="P8"><text:span text:style-name="T5">Length (m)</text:span></text:p>
              </table:table-cell>
              <table:table-cell>
                <text:p text:style-name="P8"><text:span text:style-name="T5">Light Count</text:span></text:p>
              </table:table-cell>
              <table:table-cell>
                <text:p text:style-name="P8"><text:span text:style-name="T5">Max Power (w)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</text:span></text:p>
              </table:table-cell>
              <table:table-cell>
                <text:p text:style-name="P9"><text:span text:style-name="T6">202.07</text:span></text:p>
              </table:table-cell>
              <table:table-cell>
                <text:p text:style-name="P9"><text:span text:style-name="T6">5.13</text:span></text:p>
              </table:table-cell>
              <table:table-cell>
                <text:p text:style-name="P9"><text:span text:style-name="T6">154</text:span></text:p>
              </table:table-cell>
              <table:table-cell>
                <text:p text:style-name="P9"><text:span text:style-name="T6">46.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</text:span></text:p>
              </table:table-cell>
              <table:table-cell>
                <text:p text:style-name="P9"><text:span text:style-name="T6">48.00</text:span></text:p>
              </table:table-cell>
              <table:table-cell>
                <text:p text:style-name="P9"><text:span text:style-name="T6">1.22</text:span></text:p>
              </table:table-cell>
              <table:table-cell>
                <text:p text:style-name="P9"><text:span text:style-name="T6">37</text:span></text:p>
              </table:table-cell>
              <table:table-cell>
                <text:p text:style-name="P9"><text:span text:style-name="T6">11.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</text:span></text:p>
              </table:table-cell>
              <table:table-cell>
                <text:p text:style-name="P9"><text:span text:style-name="T6">202.07</text:span></text:p>
              </table:table-cell>
              <table:table-cell>
                <text:p text:style-name="P9"><text:span text:style-name="T6">5.13</text:span></text:p>
              </table:table-cell>
              <table:table-cell>
                <text:p text:style-name="P9"><text:span text:style-name="T6">154</text:span></text:p>
              </table:table-cell>
              <table:table-cell>
                <text:p text:style-name="P9"><text:span text:style-name="T6">46.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4</text:span></text:p>
              </table:table-cell>
              <table:table-cell>
                <text:p text:style-name="P9"><text:span text:style-name="T6">96.00</text:span></text:p>
              </table:table-cell>
              <table:table-cell>
                <text:p text:style-name="P9"><text:span text:style-name="T6">2.44</text:span></text:p>
              </table:table-cell>
              <table:table-cell>
                <text:p text:style-name="P9"><text:span text:style-name="T6">73</text:span></text:p>
              </table:table-cell>
              <table:table-cell>
                <text:p text:style-name="P9"><text:span text:style-name="T6">21.9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5</text:span></text:p>
              </table:table-cell>
              <table:table-cell>
                <text:p text:style-name="P9"><text:span text:style-name="T6">221.70</text:span></text:p>
              </table:table-cell>
              <table:table-cell>
                <text:p text:style-name="P9"><text:span text:style-name="T6">5.63</text:span></text:p>
              </table:table-cell>
              <table:table-cell>
                <text:p text:style-name="P9"><text:span text:style-name="T6">169</text:span></text:p>
              </table:table-cell>
              <table:table-cell>
                <text:p text:style-name="P9"><text:span text:style-name="T6">50.7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6</text:span></text:p>
              </table:table-cell>
              <table:table-cell>
                <text:p text:style-name="P9"><text:span text:style-name="T6">144.00</text:span></text:p>
              </table:table-cell>
              <table:table-cell>
                <text:p text:style-name="P9"><text:span text:style-name="T6">3.66</text:span></text:p>
              </table:table-cell>
              <table:table-cell>
                <text:p text:style-name="P9"><text:span text:style-name="T6">110</text:span></text:p>
              </table:table-cell>
              <table:table-cell>
                <text:p text:style-name="P9"><text:span text:style-name="T6">32.9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7</text:span></text:p>
              </table:table-cell>
              <table:table-cell>
                <text:p text:style-name="P9"><text:span text:style-name="T6">221.70</text:span></text:p>
              </table:table-cell>
              <table:table-cell>
                <text:p text:style-name="P9"><text:span text:style-name="T6">5.63</text:span></text:p>
              </table:table-cell>
              <table:table-cell>
                <text:p text:style-name="P9"><text:span text:style-name="T6">169</text:span></text:p>
              </table:table-cell>
              <table:table-cell>
                <text:p text:style-name="P9"><text:span text:style-name="T6">50.7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8</text:span></text:p>
              </table:table-cell>
              <table:table-cell>
                <text:p text:style-name="P9"><text:span text:style-name="T6">192.00</text:span></text:p>
              </table:table-cell>
              <table:table-cell>
                <text:p text:style-name="P9"><text:span text:style-name="T6">4.88</text:span></text:p>
              </table:table-cell>
              <table:table-cell>
                <text:p text:style-name="P9"><text:span text:style-name="T6">146</text:span></text:p>
              </table:table-cell>
              <table:table-cell>
                <text:p text:style-name="P9"><text:span text:style-name="T6">43.9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9</text:span></text:p>
              </table:table-cell>
              <table:table-cell>
                <text:p text:style-name="P9"><text:span text:style-name="T6">221.70</text:span></text:p>
              </table:table-cell>
              <table:table-cell>
                <text:p text:style-name="P9"><text:span text:style-name="T6">5.63</text:span></text:p>
              </table:table-cell>
              <table:table-cell>
                <text:p text:style-name="P9"><text:span text:style-name="T6">169</text:span></text:p>
              </table:table-cell>
              <table:table-cell>
                <text:p text:style-name="P9"><text:span text:style-name="T6">50.7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0</text:span></text:p>
              </table:table-cell>
              <table:table-cell>
                <text:p text:style-name="P9"><text:span text:style-name="T6">195.14</text:span></text:p>
              </table:table-cell>
              <table:table-cell>
                <text:p text:style-name="P9"><text:span text:style-name="T6">4.96</text:span></text:p>
              </table:table-cell>
              <table:table-cell>
                <text:p text:style-name="P9"><text:span text:style-name="T6">149</text:span></text:p>
              </table:table-cell>
              <table:table-cell>
                <text:p text:style-name="P9"><text:span text:style-name="T6">44.6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1</text:span></text:p>
              </table:table-cell>
              <table:table-cell>
                <text:p text:style-name="P9"><text:span text:style-name="T6">190.00</text:span></text:p>
              </table:table-cell>
              <table:table-cell>
                <text:p text:style-name="P9"><text:span text:style-name="T6">4.83</text:span></text:p>
              </table:table-cell>
              <table:table-cell>
                <text:p text:style-name="P9"><text:span text:style-name="T6">145</text:span></text:p>
              </table:table-cell>
              <table:table-cell>
                <text:p text:style-name="P9"><text:span text:style-name="T6">43.4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2</text:span></text:p>
              </table:table-cell>
              <table:table-cell>
                <text:p text:style-name="P9"><text:span text:style-name="T6">195.14</text:span></text:p>
              </table:table-cell>
              <table:table-cell>
                <text:p text:style-name="P9"><text:span text:style-name="T6">4.96</text:span></text:p>
              </table:table-cell>
              <table:table-cell>
                <text:p text:style-name="P9"><text:span text:style-name="T6">149</text:span></text:p>
              </table:table-cell>
              <table:table-cell>
                <text:p text:style-name="P9"><text:span text:style-name="T6">44.6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3</text:span></text:p>
              </table:table-cell>
              <table:table-cell>
                <text:p text:style-name="P9"><text:span text:style-name="T6">142.00</text:span></text:p>
              </table:table-cell>
              <table:table-cell>
                <text:p text:style-name="P9"><text:span text:style-name="T6">3.61</text:span></text:p>
              </table:table-cell>
              <table:table-cell>
                <text:p text:style-name="P9"><text:span text:style-name="T6">108</text:span></text:p>
              </table:table-cell>
              <table:table-cell>
                <text:p text:style-name="P9"><text:span text:style-name="T6">32.5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4</text:span></text:p>
              </table:table-cell>
              <table:table-cell>
                <text:p text:style-name="P9"><text:span text:style-name="T6">195.14</text:span></text:p>
              </table:table-cell>
              <table:table-cell>
                <text:p text:style-name="P9"><text:span text:style-name="T6">4.96</text:span></text:p>
              </table:table-cell>
              <table:table-cell>
                <text:p text:style-name="P9"><text:span text:style-name="T6">149</text:span></text:p>
              </table:table-cell>
              <table:table-cell>
                <text:p text:style-name="P9"><text:span text:style-name="T6">44.6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5</text:span></text:p>
              </table:table-cell>
              <table:table-cell>
                <text:p text:style-name="P9"><text:span text:style-name="T6">94.00</text:span></text:p>
              </table:table-cell>
              <table:table-cell>
                <text:p text:style-name="P9"><text:span text:style-name="T6">2.39</text:span></text:p>
              </table:table-cell>
              <table:table-cell>
                <text:p text:style-name="P9"><text:span text:style-name="T6">72</text:span></text:p>
              </table:table-cell>
              <table:table-cell>
                <text:p text:style-name="P9"><text:span text:style-name="T6">21.5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6</text:span></text:p>
              </table:table-cell>
              <table:table-cell>
                <text:p text:style-name="P9"><text:span text:style-name="T6">202.07</text:span></text:p>
              </table:table-cell>
              <table:table-cell>
                <text:p text:style-name="P9"><text:span text:style-name="T6">5.13</text:span></text:p>
              </table:table-cell>
              <table:table-cell>
                <text:p text:style-name="P9"><text:span text:style-name="T6">154</text:span></text:p>
              </table:table-cell>
              <table:table-cell>
                <text:p text:style-name="P9"><text:span text:style-name="T6">46.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7</text:span></text:p>
              </table:table-cell>
              <table:table-cell>
                <text:p text:style-name="P9"><text:span text:style-name="T6">46.00</text:span></text:p>
              </table:table-cell>
              <table:table-cell>
                <text:p text:style-name="P9"><text:span text:style-name="T6">1.17</text:span></text:p>
              </table:table-cell>
              <table:table-cell>
                <text:p text:style-name="P9"><text:span text:style-name="T6">35</text:span></text:p>
              </table:table-cell>
              <table:table-cell>
                <text:p text:style-name="P9"><text:span text:style-name="T6">10.5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8</text:span></text:p>
              </table:table-cell>
              <table:table-cell>
                <text:p text:style-name="P9"><text:span text:style-name="T6">202.00</text:span></text:p>
              </table:table-cell>
              <table:table-cell>
                <text:p text:style-name="P9"><text:span text:style-name="T6">5.13</text:span></text:p>
              </table:table-cell>
              <table:table-cell>
                <text:p text:style-name="P9"><text:span text:style-name="T6">154</text:span></text:p>
              </table:table-cell>
              <table:table-cell>
                <text:p text:style-name="P9"><text:span text:style-name="T6">46.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9</text:span></text:p>
              </table:table-cell>
              <table:table-cell>
                <text:p text:style-name="P9"><text:span text:style-name="T6">29.70</text:span></text:p>
              </table:table-cell>
              <table:table-cell>
                <text:p text:style-name="P9"><text:span text:style-name="T6">0.75</text:span></text:p>
              </table:table-cell>
              <table:table-cell>
                <text:p text:style-name="P9"><text:span text:style-name="T6">23</text:span></text:p>
              </table:table-cell>
              <table:table-cell>
                <text:p text:style-name="P9"><text:span text:style-name="T6">6.8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0</text:span></text:p>
              </table:table-cell>
              <table:table-cell>
                <text:p text:style-name="P9"><text:span text:style-name="T6">77.70</text:span></text:p>
              </table:table-cell>
              <table:table-cell>
                <text:p text:style-name="P9"><text:span text:style-name="T6">1.97</text:span></text:p>
              </table:table-cell>
              <table:table-cell>
                <text:p text:style-name="P9"><text:span text:style-name="T6">59</text:span></text:p>
              </table:table-cell>
              <table:table-cell>
                <text:p text:style-name="P9"><text:span text:style-name="T6">17.8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1</text:span></text:p>
              </table:table-cell>
              <table:table-cell>
                <text:p text:style-name="P9"><text:span text:style-name="T6">125.70</text:span></text:p>
              </table:table-cell>
              <table:table-cell>
                <text:p text:style-name="P9"><text:span text:style-name="T6">3.19</text:span></text:p>
              </table:table-cell>
              <table:table-cell>
                <text:p text:style-name="P9"><text:span text:style-name="T6">96</text:span></text:p>
              </table:table-cell>
              <table:table-cell>
                <text:p text:style-name="P9"><text:span text:style-name="T6">28.7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2</text:span></text:p>
              </table:table-cell>
              <table:table-cell>
                <text:p text:style-name="P9"><text:span text:style-name="T6">145.43</text:span></text:p>
              </table:table-cell>
              <table:table-cell>
                <text:p text:style-name="P9"><text:span text:style-name="T6">3.69</text:span></text:p>
              </table:table-cell>
              <table:table-cell>
                <text:p text:style-name="P9"><text:span text:style-name="T6">111</text:span></text:p>
              </table:table-cell>
              <table:table-cell>
                <text:p text:style-name="P9"><text:span text:style-name="T6">33.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3</text:span></text:p>
              </table:table-cell>
              <table:table-cell>
                <text:p text:style-name="P9"><text:span text:style-name="T6">147.14</text:span></text:p>
              </table:table-cell>
              <table:table-cell>
                <text:p text:style-name="P9"><text:span text:style-name="T6">3.74</text:span></text:p>
              </table:table-cell>
              <table:table-cell>
                <text:p text:style-name="P9"><text:span text:style-name="T6">112</text:span></text:p>
              </table:table-cell>
              <table:table-cell>
                <text:p text:style-name="P9"><text:span text:style-name="T6">33.6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4</text:span></text:p>
              </table:table-cell>
              <table:table-cell>
                <text:p text:style-name="P9"><text:span text:style-name="T6">99.14</text:span></text:p>
              </table:table-cell>
              <table:table-cell>
                <text:p text:style-name="P9"><text:span text:style-name="T6">2.52</text:span></text:p>
              </table:table-cell>
              <table:table-cell>
                <text:p text:style-name="P9"><text:span text:style-name="T6">76</text:span></text:p>
              </table:table-cell>
              <table:table-cell>
                <text:p text:style-name="P9"><text:span text:style-name="T6">22.7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5</text:span></text:p>
              </table:table-cell>
              <table:table-cell>
                <text:p text:style-name="P9"><text:span text:style-name="T6">51.14</text:span></text:p>
              </table:table-cell>
              <table:table-cell>
                <text:p text:style-name="P9"><text:span text:style-name="T6">1.30</text:span></text:p>
              </table:table-cell>
              <table:table-cell>
                <text:p text:style-name="P9"><text:span text:style-name="T6">39</text:span></text:p>
              </table:table-cell>
              <table:table-cell>
                <text:p text:style-name="P9"><text:span text:style-name="T6">11.7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6</text:span></text:p>
              </table:table-cell>
              <table:table-cell>
                <text:p text:style-name="P9"><text:span text:style-name="T6">215.00</text:span></text:p>
              </table:table-cell>
              <table:table-cell>
                <text:p text:style-name="P9"><text:span text:style-name="T6">5.46</text:span></text:p>
              </table:table-cell>
              <table:table-cell>
                <text:p text:style-name="P9"><text:span text:style-name="T6">164</text:span></text:p>
              </table:table-cell>
              <table:table-cell>
                <text:p text:style-name="P9"><text:span text:style-name="T6">49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7</text:span></text:p>
              </table:table-cell>
              <table:table-cell>
                <text:p text:style-name="P9"><text:span text:style-name="T6">215.00</text:span></text:p>
              </table:table-cell>
              <table:table-cell>
                <text:p text:style-name="P9"><text:span text:style-name="T6">5.46</text:span></text:p>
              </table:table-cell>
              <table:table-cell>
                <text:p text:style-name="P9"><text:span text:style-name="T6">164</text:span></text:p>
              </table:table-cell>
              <table:table-cell>
                <text:p text:style-name="P9"><text:span text:style-name="T6">49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8</text:span></text:p>
              </table:table-cell>
              <table:table-cell>
                <text:p text:style-name="P9"><text:span text:style-name="T6">215.00</text:span></text:p>
              </table:table-cell>
              <table:table-cell>
                <text:p text:style-name="P9"><text:span text:style-name="T6">5.46</text:span></text:p>
              </table:table-cell>
              <table:table-cell>
                <text:p text:style-name="P9"><text:span text:style-name="T6">164</text:span></text:p>
              </table:table-cell>
              <table:table-cell>
                <text:p text:style-name="P9"><text:span text:style-name="T6">49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9</text:span></text:p>
              </table:table-cell>
              <table:table-cell>
                <text:p text:style-name="P9"><text:span text:style-name="T6">215.00</text:span></text:p>
              </table:table-cell>
              <table:table-cell>
                <text:p text:style-name="P9"><text:span text:style-name="T6">5.46</text:span></text:p>
              </table:table-cell>
              <table:table-cell>
                <text:p text:style-name="P9"><text:span text:style-name="T6">164</text:span></text:p>
              </table:table-cell>
              <table:table-cell>
                <text:p text:style-name="P9"><text:span text:style-name="T6">49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0</text:span></text:p>
              </table:table-cell>
              <table:table-cell>
                <text:p text:style-name="P9"><text:span text:style-name="T6">215.00</text:span></text:p>
              </table:table-cell>
              <table:table-cell>
                <text:p text:style-name="P9"><text:span text:style-name="T6">5.46</text:span></text:p>
              </table:table-cell>
              <table:table-cell>
                <text:p text:style-name="P9"><text:span text:style-name="T6">164</text:span></text:p>
              </table:table-cell>
              <table:table-cell>
                <text:p text:style-name="P9"><text:span text:style-name="T6">49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1</text:span></text:p>
              </table:table-cell>
              <table:table-cell>
                <text:p text:style-name="P9"><text:span text:style-name="T6">215.00</text:span></text:p>
              </table:table-cell>
              <table:table-cell>
                <text:p text:style-name="P9"><text:span text:style-name="T6">5.46</text:span></text:p>
              </table:table-cell>
              <table:table-cell>
                <text:p text:style-name="P9"><text:span text:style-name="T6">164</text:span></text:p>
              </table:table-cell>
              <table:table-cell>
                <text:p text:style-name="P9"><text:span text:style-name="T6">49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2</text:span></text:p>
              </table:table-cell>
              <table:table-cell>
                <text:p text:style-name="P9"><text:span text:style-name="T6">215.00</text:span></text:p>
              </table:table-cell>
              <table:table-cell>
                <text:p text:style-name="P9"><text:span text:style-name="T6">5.46</text:span></text:p>
              </table:table-cell>
              <table:table-cell>
                <text:p text:style-name="P9"><text:span text:style-name="T6">164</text:span></text:p>
              </table:table-cell>
              <table:table-cell>
                <text:p text:style-name="P9"><text:span text:style-name="T6">49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3</text:span></text:p>
              </table:table-cell>
              <table:table-cell>
                <text:p text:style-name="P9"><text:span text:style-name="T6">215.00</text:span></text:p>
              </table:table-cell>
              <table:table-cell>
                <text:p text:style-name="P9"><text:span text:style-name="T6">5.46</text:span></text:p>
              </table:table-cell>
              <table:table-cell>
                <text:p text:style-name="P9"><text:span text:style-name="T6">164</text:span></text:p>
              </table:table-cell>
              <table:table-cell>
                <text:p text:style-name="P9"><text:span text:style-name="T6">49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4</text:span></text:p>
              </table:table-cell>
              <table:table-cell>
                <text:p text:style-name="P9"><text:span text:style-name="T6">80.00</text:span></text:p>
              </table:table-cell>
              <table:table-cell>
                <text:p text:style-name="P9"><text:span text:style-name="T6">2.03</text:span></text:p>
              </table:table-cell>
              <table:table-cell>
                <text:p text:style-name="P9"><text:span text:style-name="T6">61</text:span></text:p>
              </table:table-cell>
              <table:table-cell>
                <text:p text:style-name="P9"><text:span text:style-name="T6">18.3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5</text:span></text:p>
              </table:table-cell>
              <table:table-cell>
                <text:p text:style-name="P9"><text:span text:style-name="T6">169.00</text:span></text:p>
              </table:table-cell>
              <table:table-cell>
                <text:p text:style-name="P9"><text:span text:style-name="T6">4.29</text:span></text:p>
              </table:table-cell>
              <table:table-cell>
                <text:p text:style-name="P9"><text:span text:style-name="T6">129</text:span></text:p>
              </table:table-cell>
              <table:table-cell>
                <text:p text:style-name="P9"><text:span text:style-name="T6">38.6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6</text:span></text:p>
              </table:table-cell>
              <table:table-cell>
                <text:p text:style-name="P9"><text:span text:style-name="T6">215.00</text:span></text:p>
              </table:table-cell>
              <table:table-cell>
                <text:p text:style-name="P9"><text:span text:style-name="T6">5.46</text:span></text:p>
              </table:table-cell>
              <table:table-cell>
                <text:p text:style-name="P9"><text:span text:style-name="T6">164</text:span></text:p>
              </table:table-cell>
              <table:table-cell>
                <text:p text:style-name="P9"><text:span text:style-name="T6">49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7</text:span></text:p>
              </table:table-cell>
              <table:table-cell>
                <text:p text:style-name="P9"><text:span text:style-name="T6">192.00</text:span></text:p>
              </table:table-cell>
              <table:table-cell>
                <text:p text:style-name="P9"><text:span text:style-name="T6">4.88</text:span></text:p>
              </table:table-cell>
              <table:table-cell>
                <text:p text:style-name="P9"><text:span text:style-name="T6">146</text:span></text:p>
              </table:table-cell>
              <table:table-cell>
                <text:p text:style-name="P9"><text:span text:style-name="T6">43.9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8</text:span></text:p>
              </table:table-cell>
              <table:table-cell>
                <text:p text:style-name="P9"><text:span text:style-name="T6">238.00</text:span></text:p>
              </table:table-cell>
              <table:table-cell>
                <text:p text:style-name="P9"><text:span text:style-name="T6">6.05</text:span></text:p>
              </table:table-cell>
              <table:table-cell>
                <text:p text:style-name="P9"><text:span text:style-name="T6">181</text:span></text:p>
              </table:table-cell>
              <table:table-cell>
                <text:p text:style-name="P9"><text:span text:style-name="T6">54.4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7">Total</text:span></text:p>
              </table:table-cell>
              <table:table-cell>
                <text:p text:style-name="P9"><text:span text:style-name="T7">6300.68</text:span></text:p>
              </table:table-cell>
              <table:table-cell>
                <text:p text:style-name="P9"><text:span text:style-name="T7">160.04</text:span></text:p>
              </table:table-cell>
              <table:table-cell>
                <text:p text:style-name="P9"><text:span text:style-name="T7">4801</text:span></text:p>
              </table:table-cell>
              <table:table-cell>
                <text:p text:style-name="P9"><text:span text:style-name="T7">1440.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4" draw:text-style-name="P1" draw:layer="layout" svg:x1="2.769cm" svg:y1="0.972cm" svg:x2="24.613cm" svg:y2="0.972cm">
          <text:p/>
        </draw:line>
        <draw:frame draw:style-name="gr4" draw:text-style-name="P2" draw:layer="layout" svg:width="2.788cm" svg:height="0.745cm" svg:x="0.26cm" svg:y="20.574cm">
          <draw:text-box>
            <text:p><text:span text:style-name="T1">1:25 Scale</text:span></text:p>
          </draw:text-box>
        </draw:frame>
        <draw:line draw:style-name="gr14" draw:text-style-name="P1" draw:layer="layout" svg:x1="2.769cm" svg:y1="18.142cm" svg:x2="2.769cm" svg:y2="0.972cm">
          <text:p/>
        </draw:line>
        <draw:line draw:style-name="gr14" draw:text-style-name="P1" draw:layer="layout" svg:x1="2.769cm" svg:y1="18.142cm" svg:x2="10.795cm" svg:y2="18.142cm">
          <text:p/>
        </draw:line>
        <draw:line draw:style-name="gr14" draw:text-style-name="P1" draw:layer="layout" svg:x1="10.795cm" svg:y1="18.739cm" svg:x2="10.795cm" svg:y2="18.129cm">
          <text:p/>
        </draw:line>
        <draw:line draw:style-name="gr14" draw:text-style-name="P1" draw:layer="layout" svg:x1="10.795cm" svg:y1="18.739cm" svg:x2="16.485cm" svg:y2="18.739cm">
          <text:p/>
        </draw:line>
        <draw:line draw:style-name="gr14" draw:text-style-name="P1" draw:layer="layout" svg:x1="16.51cm" svg:y1="20.466cm" svg:x2="16.51cm" svg:y2="18.739cm">
          <text:p/>
        </draw:line>
        <draw:line draw:style-name="gr14" draw:text-style-name="P1" draw:layer="layout" svg:x1="16.51cm" svg:y1="20.466cm" svg:x2="24.638cm" svg:y2="20.466cm">
          <text:p/>
        </draw:line>
        <draw:line draw:style-name="gr14" draw:text-style-name="P1" draw:layer="layout" svg:x1="24.613cm" svg:y1="20.466cm" svg:x2="24.613cm" svg:y2="0.972cm">
          <text:p/>
        </draw:line>
        <draw:line draw:style-name="gr15" draw:text-style-name="P3" draw:layer="layout" svg:x1="2.769cm" svg:y1="0.939cm" svg:x2="13.063cm" svg:y2="18.771cm">
          <text:p/>
        </draw:line>
        <draw:line draw:style-name="gr16" draw:text-style-name="P3" draw:layer="layout" svg:x1="5.207cm" svg:y1="0.94cm" svg:x2="15.501cm" svg:y2="18.772cm">
          <text:p/>
        </draw:line>
        <draw:line draw:style-name="gr17" draw:text-style-name="P3" draw:layer="layout" svg:x1="7.645cm" svg:y1="0.934cm" svg:x2="18.924cm" svg:y2="20.473cm">
          <text:p/>
        </draw:line>
        <draw:line draw:style-name="gr18" draw:text-style-name="P3" draw:layer="layout" svg:x1="10.084cm" svg:y1="0.935cm" svg:x2="21.363cm" svg:y2="20.474cm">
          <text:p/>
        </draw:line>
        <draw:line draw:style-name="gr16" draw:text-style-name="P3" draw:layer="layout" svg:x1="12.522cm" svg:y1="0.936cm" svg:x2="23.801cm" svg:y2="20.475cm">
          <text:p/>
        </draw:line>
        <draw:line draw:style-name="gr19" draw:text-style-name="P3" draw:layer="layout" svg:x1="14.981cm" svg:y1="0.925cm" svg:x2="24.571cm" svg:y2="17.537cm">
          <text:p text:style-name="P3"><text:s/></text:p>
        </draw:line>
        <draw:line draw:style-name="gr18" draw:text-style-name="P3" draw:layer="layout" svg:x1="17.391cm" svg:y1="0.936cm" svg:x2="24.62cm" svg:y2="13.457cm">
          <text:p/>
        </draw:line>
        <draw:line draw:style-name="gr20" draw:text-style-name="P3" draw:layer="layout" svg:x1="19.837cm" svg:y1="0.955cm" svg:x2="24.556cm" svg:y2="9.128cm">
          <text:p text:style-name="P3"><text:s/></text:p>
        </draw:line>
        <draw:line draw:style-name="gr15" draw:text-style-name="P3" draw:layer="layout" svg:x1="22.276cm" svg:y1="0.936cm" svg:x2="24.524cm" svg:y2="4.829cm">
          <text:p/>
        </draw:line>
        <draw:line draw:style-name="gr17" draw:text-style-name="P3" draw:layer="layout" svg:x1="2.769cm" svg:y1="5.063cm" svg:x2="10.337cm" svg:y2="18.17cm">
          <text:p/>
        </draw:line>
        <draw:line draw:style-name="gr17" draw:text-style-name="P3" draw:layer="layout" svg:x1="2.769cm" svg:y1="9.378cm" svg:x2="7.856cm" svg:y2="18.19cm">
          <text:p/>
        </draw:line>
        <draw:line draw:style-name="gr21" draw:text-style-name="P3" draw:layer="layout" svg:x1="2.769cm" svg:y1="13.714cm" svg:x2="5.327cm" svg:y2="18.144cm">
          <text:p/>
        </draw:line>
        <draw:line draw:style-name="gr17" draw:text-style-name="P3" draw:layer="layout" svg:x1="2.805cm" svg:y1="5.084cm" svg:x2="5.2cm" svg:y2="0.936cm">
          <text:p/>
        </draw:line>
        <draw:line draw:style-name="gr17" draw:text-style-name="P3" draw:layer="layout" svg:x1="2.778cm" svg:y1="9.383cm" svg:x2="7.636cm" svg:y2="0.967cm">
          <text:p/>
        </draw:line>
        <draw:line draw:style-name="gr21" draw:text-style-name="P3" draw:layer="layout" svg:x1="2.769cm" svg:y1="13.695cm" svg:x2="10.125cm" svg:y2="0.953cm">
          <text:p/>
        </draw:line>
        <draw:line draw:style-name="gr16" draw:text-style-name="P3" draw:layer="layout" svg:x1="2.769cm" svg:y1="17.791cm" svg:x2="12.466cm" svg:y2="0.996cm">
          <text:p/>
        </draw:line>
        <draw:line draw:style-name="gr21" draw:text-style-name="P3" draw:layer="layout" svg:x1="5.004cm" svg:y1="18.129cm" svg:x2="14.887cm" svg:y2="1.008cm">
          <text:p/>
        </draw:line>
        <draw:line draw:style-name="gr17" draw:text-style-name="P3" draw:layer="layout" svg:x1="9.881cm" svg:y1="18.129cm" svg:x2="19.764cm" svg:y2="1.008cm">
          <text:p/>
        </draw:line>
        <draw:line draw:style-name="gr15" draw:text-style-name="P3" draw:layer="layout" svg:x1="12.049cm" svg:y1="18.646cm" svg:x2="22.291cm" svg:y2="0.902cm">
          <text:p/>
        </draw:line>
        <draw:line draw:style-name="gr17" draw:text-style-name="P3" draw:layer="layout" svg:x1="7.442cm" svg:y1="18.129cm" svg:x2="17.325cm" svg:y2="1.008cm">
          <text:p/>
        </draw:line>
        <draw:line draw:style-name="gr22" draw:text-style-name="P3" draw:layer="layout" svg:x1="14.45cm" svg:y1="18.723cm" svg:x2="24.668cm" svg:y2="1.024cm">
          <text:p/>
        </draw:line>
        <draw:line draw:style-name="gr22" draw:text-style-name="P3" draw:layer="layout" svg:x1="16.516cm" svg:y1="19.307cm" svg:x2="24.592cm" svg:y2="5.318cm">
          <text:p/>
        </draw:line>
        <draw:line draw:style-name="gr17" draw:text-style-name="P3" draw:layer="layout" svg:x1="18.318cm" svg:y1="20.492cm" svg:x2="24.589cm" svg:y2="9.633cm">
          <text:p/>
        </draw:line>
        <draw:line draw:style-name="gr18" draw:text-style-name="P3" draw:layer="layout" svg:x1="20.624cm" svg:y1="20.404cm" svg:x2="24.557cm" svg:y2="13.592cm">
          <text:p/>
        </draw:line>
        <draw:line draw:style-name="gr16" draw:text-style-name="P3" draw:layer="layout" svg:x1="23.154cm" svg:y1="20.489cm" svg:x2="24.577cm" svg:y2="18.025cm">
          <text:p/>
        </draw:line>
        <draw:line draw:style-name="gr22" draw:text-style-name="P3" draw:layer="layout" svg:x1="2.769cm" svg:y1="3.023cm" svg:x2="24.621cm" svg:y2="3.025cm">
          <text:p/>
        </draw:line>
        <draw:line draw:style-name="gr22" draw:text-style-name="P3" draw:layer="layout" svg:x1="2.778cm" svg:y1="5.182cm" svg:x2="24.63cm" svg:y2="5.184cm">
          <text:p/>
        </draw:line>
        <draw:line draw:style-name="gr22" draw:text-style-name="P3" draw:layer="layout" svg:x1="2.72cm" svg:y1="9.376cm" svg:x2="24.572cm" svg:y2="9.378cm">
          <text:p/>
        </draw:line>
        <draw:line draw:style-name="gr21" draw:text-style-name="P3" draw:layer="layout" svg:x1="2.72cm" svg:y1="11.481cm" svg:x2="24.572cm" svg:y2="11.483cm">
          <text:p/>
        </draw:line>
        <draw:line draw:style-name="gr22" draw:text-style-name="P3" draw:layer="layout" svg:x1="2.778cm" svg:y1="7.264cm" svg:x2="24.63cm" svg:y2="7.266cm">
          <text:p/>
        </draw:line>
        <draw:line draw:style-name="gr21" draw:text-style-name="P3" draw:layer="layout" svg:x1="2.794cm" svg:y1="13.564cm" svg:x2="24.646cm" svg:y2="13.566cm">
          <text:p/>
        </draw:line>
        <draw:line draw:style-name="gr21" draw:text-style-name="P3" draw:layer="layout" svg:x1="2.794cm" svg:y1="15.648cm" svg:x2="24.646cm" svg:y2="15.646cm">
          <text:p/>
        </draw:line>
        <draw:line draw:style-name="gr16" draw:text-style-name="P3" draw:layer="layout" svg:x1="2.794cm" svg:y1="17.731cm" svg:x2="24.646cm" svg:y2="17.729cm">
          <text:p/>
        </draw:line>
        <draw:line draw:style-name="gr16" draw:text-style-name="P3" draw:layer="layout" svg:x1="16.51cm" svg:y1="19.864cm" svg:x2="24.646cm" svg:y2="19.865cm">
          <text:p/>
        </draw:line>
        <draw:frame draw:style-name="gr23" draw:text-style-name="P10" draw:layer="layout" svg:width="0.762cm" svg:height="0.983cm" svg:x="2.007cm" svg:y="0.508cm">
          <draw:text-box>
            <text:p><text:span text:style-name="T8">2</text:span></text:p>
          </draw:text-box>
        </draw:frame>
        <draw:frame draw:style-name="gr23" draw:text-style-name="P11" draw:layer="layout" svg:width="0.762cm" svg:height="0.983cm" svg:x="4.445cm" svg:y="0.089cm">
          <draw:text-box>
            <text:p><text:span text:style-name="T9">3</text:span></text:p>
          </draw:text-box>
        </draw:frame>
        <draw:frame draw:style-name="gr23" draw:text-style-name="P12" draw:layer="layout" svg:width="0.762cm" svg:height="0.983cm" svg:x="5.207cm" svg:y="0.09cm">
          <draw:text-box>
            <text:p><text:span text:style-name="T10">4</text:span></text:p>
          </draw:text-box>
        </draw:frame>
        <draw:frame draw:style-name="gr23" draw:text-style-name="P13" draw:layer="layout" svg:width="0.762cm" svg:height="0.983cm" svg:x="1.778cm" svg:y="2.54cm">
          <draw:text-box>
            <text:p><text:span text:style-name="T11">1</text:span></text:p>
          </draw:text-box>
        </draw:frame>
        <draw:frame draw:style-name="gr23" draw:text-style-name="P14" draw:layer="layout" svg:width="0.762cm" svg:height="0.983cm" svg:x="9.322cm" svg:y="0.125cm">
          <draw:text-box>
            <text:p><text:span text:style-name="T12">5</text:span></text:p>
          </draw:text-box>
        </draw:frame>
        <draw:frame draw:style-name="gr23" draw:text-style-name="P15" draw:layer="layout" svg:width="0.762cm" svg:height="0.983cm" svg:x="10.206cm" svg:y="0.125cm">
          <draw:text-box>
            <text:p><text:span text:style-name="T13">6</text:span></text:p>
          </draw:text-box>
        </draw:frame>
        <draw:ellipse draw:style-name="gr24" draw:text-style-name="P3" draw:layer="layout" svg:width="1.367cm" svg:height="1.112cm" svg:x="11.828cm" svg:y="17.991cm" draw:kind="arc" draw:start-angle="212.97" draw:end-angle="326.7">
          <text:p/>
        </draw:ellipse>
        <draw:ellipse draw:style-name="gr25" draw:text-style-name="P3" draw:layer="layout" svg:width="1.778cm" svg:height="2.794cm" svg:x="23.23cm" svg:y="0.581cm" draw:kind="arc" draw:start-angle="324.86" draw:end-angle="33.72">
          <text:p/>
        </draw:ellipse>
        <draw:ellipse draw:style-name="gr25" draw:text-style-name="P3" draw:layer="layout" svg:width="1.778cm" svg:height="2.794cm" draw:transform="rotate (-1.82334546955932) translate (17.264cm 17.862cm)" draw:kind="arc" draw:start-angle="324.86" draw:end-angle="33.72">
          <text:p/>
        </draw:ellipse>
        <draw:ellipse draw:style-name="gr26" draw:text-style-name="P3" draw:layer="layout" svg:width="1.778cm" svg:height="2.794cm" svg:x="23.168cm" svg:y="6.845cm" draw:kind="arc" draw:start-angle="324.86" draw:end-angle="33.72">
          <text:p/>
        </draw:ellipse>
        <draw:ellipse draw:style-name="gr25" draw:text-style-name="P3" draw:layer="layout" svg:width="1.778cm" svg:height="2.794cm" draw:transform="rotate (3.12309216351806) translate (4.175cm 7.67cm)" draw:kind="arc" draw:start-angle="324.86" draw:end-angle="33.72">
          <text:p/>
        </draw:ellipse>
        <draw:ellipse draw:style-name="gr27" draw:text-style-name="P3" draw:layer="layout" svg:width="1.327cm" svg:height="2.092cm" draw:transform="skewX (0.0176278254451394) rotate (-2.45707452095834) translate (17.485cm 19.509cm)" draw:kind="arc" draw:start-angle="324.86" draw:end-angle="33.72">
          <text:p/>
        </draw:ellipse>
        <draw:ellipse draw:style-name="gr27" draw:text-style-name="P3" draw:layer="layout" svg:width="3.302cm" svg:height="1.74cm" draw:transform="skewX (0.0293215314334992) rotate (0.036651914291874) translate (21.779cm 18.266cm)" draw:kind="arc" draw:start-angle="324.86" draw:end-angle="33.72">
          <text:p/>
        </draw:ellipse>
        <draw:ellipse draw:style-name="gr27" draw:text-style-name="P3" draw:layer="layout" svg:width="3.294cm" svg:height="1.151cm" draw:transform="skewX (-0.0338593874886836) rotate (-1.5093607371256) translate (23.846cm 17.539cm)" draw:kind="arc" draw:start-angle="324.86" draw:end-angle="33.72">
          <text:p/>
        </draw:ellipse>
        <draw:ellipse draw:style-name="gr28" draw:text-style-name="P3" draw:layer="layout" svg:width="1.778cm" svg:height="2.794cm" svg:x="23.268cm" svg:y="15.227cm" draw:kind="arc" draw:start-angle="324.86" draw:end-angle="33.72">
          <text:p/>
        </draw:ellipse>
        <draw:ellipse draw:style-name="gr29" draw:text-style-name="P3" draw:layer="layout" svg:width="1.778cm" svg:height="2.794cm" draw:transform="rotate (3.12309216351806) translate (4.115cm 16.145cm)" draw:kind="arc" draw:start-angle="324.86" draw:end-angle="33.72">
          <text:p/>
        </draw:ellipse>
        <draw:ellipse draw:style-name="gr28" draw:text-style-name="P3" draw:layer="layout" svg:width="1.778cm" svg:height="2.794cm" svg:x="23.176cm" svg:y="11.063cm" draw:kind="arc" draw:start-angle="324.86" draw:end-angle="33.72">
          <text:p/>
        </draw:ellips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.769cm" svg:y1="0.972cm" svg:x2="24.613cm" svg:y2="0.972cm">
          <text:p/>
        </draw:line>
        <draw:frame draw:style-name="gr4" draw:text-style-name="P2" draw:layer="layout" svg:width="2.788cm" svg:height="0.745cm" svg:x="0.26cm" svg:y="20.574cm">
          <draw:text-box>
            <text:p><text:span text:style-name="T1">1:25 Scale</text:span></text:p>
          </draw:text-box>
        </draw:frame>
        <draw:line draw:style-name="gr1" draw:text-style-name="P1" draw:layer="layout" svg:x1="2.769cm" svg:y1="18.142cm" svg:x2="2.769cm" svg:y2="0.972cm">
          <text:p/>
        </draw:line>
        <draw:line draw:style-name="gr1" draw:text-style-name="P1" draw:layer="layout" svg:x1="2.769cm" svg:y1="18.142cm" svg:x2="10.795cm" svg:y2="18.142cm">
          <text:p/>
        </draw:line>
        <draw:line draw:style-name="gr1" draw:text-style-name="P1" draw:layer="layout" svg:x1="10.795cm" svg:y1="18.739cm" svg:x2="10.795cm" svg:y2="18.129cm">
          <text:p/>
        </draw:line>
        <draw:line draw:style-name="gr1" draw:text-style-name="P1" draw:layer="layout" svg:x1="10.795cm" svg:y1="18.739cm" svg:x2="16.485cm" svg:y2="18.739cm">
          <text:p/>
        </draw:line>
        <draw:rect draw:style-name="gr5" draw:text-style-name="P3" draw:layer="layout" svg:width="0.816cm" svg:height="0.508cm" svg:x="13.308cm" svg:y="19.628cm">
          <text:p/>
        </draw:rect>
        <draw:line draw:style-name="gr1" draw:text-style-name="P1" draw:layer="layout" svg:x1="16.51cm" svg:y1="20.466cm" svg:x2="16.51cm" svg:y2="18.739cm">
          <text:p/>
        </draw:line>
        <draw:line draw:style-name="gr1" draw:text-style-name="P1" draw:layer="layout" svg:x1="16.51cm" svg:y1="20.466cm" svg:x2="24.638cm" svg:y2="20.466cm">
          <text:p/>
        </draw:line>
        <draw:line draw:style-name="gr1" draw:text-style-name="P1" draw:layer="layout" svg:x1="24.613cm" svg:y1="20.466cm" svg:x2="24.613cm" svg:y2="0.972cm">
          <text:p/>
        </draw:line>
        <draw:line draw:style-name="gr10" draw:text-style-name="P3" draw:layer="layout" svg:x1="2.769cm" svg:y1="0.939cm" svg:x2="13.063cm" svg:y2="18.771cm">
          <text:p/>
        </draw:line>
        <draw:line draw:style-name="gr10" draw:text-style-name="P3" draw:layer="layout" svg:x1="5.207cm" svg:y1="0.94cm" svg:x2="15.501cm" svg:y2="18.772cm">
          <text:p/>
        </draw:line>
        <draw:line draw:style-name="gr10" draw:text-style-name="P3" draw:layer="layout" svg:x1="7.645cm" svg:y1="0.934cm" svg:x2="18.924cm" svg:y2="20.473cm">
          <text:p/>
        </draw:line>
        <draw:line draw:style-name="gr10" draw:text-style-name="P3" draw:layer="layout" svg:x1="10.084cm" svg:y1="0.935cm" svg:x2="21.363cm" svg:y2="20.474cm">
          <text:p/>
        </draw:line>
        <draw:line draw:style-name="gr10" draw:text-style-name="P3" draw:layer="layout" svg:x1="12.522cm" svg:y1="0.936cm" svg:x2="23.801cm" svg:y2="20.475cm">
          <text:p/>
        </draw:line>
        <draw:line draw:style-name="gr10" draw:text-style-name="P3" draw:layer="layout" svg:x1="14.981cm" svg:y1="0.925cm" svg:x2="24.571cm" svg:y2="17.537cm">
          <text:p/>
        </draw:line>
        <draw:line draw:style-name="gr10" draw:text-style-name="P3" draw:layer="layout" svg:x1="17.391cm" svg:y1="0.936cm" svg:x2="24.62cm" svg:y2="13.457cm">
          <text:p/>
        </draw:line>
        <draw:line draw:style-name="gr10" draw:text-style-name="P3" draw:layer="layout" svg:x1="19.837cm" svg:y1="0.955cm" svg:x2="24.556cm" svg:y2="9.128cm">
          <text:p/>
        </draw:line>
        <draw:line draw:style-name="gr10" draw:text-style-name="P3" draw:layer="layout" svg:x1="22.276cm" svg:y1="0.936cm" svg:x2="24.524cm" svg:y2="4.829cm">
          <text:p/>
        </draw:line>
        <draw:line draw:style-name="gr10" draw:text-style-name="P3" draw:layer="layout" svg:x1="2.769cm" svg:y1="5.063cm" svg:x2="10.337cm" svg:y2="18.17cm">
          <text:p/>
        </draw:line>
        <draw:line draw:style-name="gr10" draw:text-style-name="P3" draw:layer="layout" svg:x1="2.769cm" svg:y1="9.378cm" svg:x2="7.856cm" svg:y2="18.19cm">
          <text:p/>
        </draw:line>
        <draw:line draw:style-name="gr10" draw:text-style-name="P3" draw:layer="layout" svg:x1="2.769cm" svg:y1="13.714cm" svg:x2="5.327cm" svg:y2="18.144cm">
          <text:p/>
        </draw:line>
        <draw:line draw:style-name="gr10" draw:text-style-name="P3" draw:layer="layout" svg:x1="2.805cm" svg:y1="5.084cm" svg:x2="5.2cm" svg:y2="0.936cm">
          <text:p/>
        </draw:line>
        <draw:line draw:style-name="gr10" draw:text-style-name="P3" draw:layer="layout" svg:x1="2.778cm" svg:y1="9.383cm" svg:x2="7.636cm" svg:y2="0.967cm">
          <text:p/>
        </draw:line>
        <draw:line draw:style-name="gr10" draw:text-style-name="P3" draw:layer="layout" svg:x1="2.769cm" svg:y1="13.695cm" svg:x2="10.125cm" svg:y2="0.953cm">
          <text:p/>
        </draw:line>
        <draw:line draw:style-name="gr10" draw:text-style-name="P3" draw:layer="layout" svg:x1="2.769cm" svg:y1="17.791cm" svg:x2="12.466cm" svg:y2="0.996cm">
          <text:p/>
        </draw:line>
        <draw:line draw:style-name="gr10" draw:text-style-name="P3" draw:layer="layout" svg:x1="5.004cm" svg:y1="18.129cm" svg:x2="14.887cm" svg:y2="1.008cm">
          <text:p/>
        </draw:line>
        <draw:line draw:style-name="gr10" draw:text-style-name="P3" draw:layer="layout" svg:x1="9.881cm" svg:y1="18.129cm" svg:x2="19.764cm" svg:y2="1.008cm">
          <text:p/>
        </draw:line>
        <draw:line draw:style-name="gr10" draw:text-style-name="P3" draw:layer="layout" svg:x1="11.949cm" svg:y1="18.746cm" svg:x2="22.191cm" svg:y2="1.002cm">
          <text:p/>
        </draw:line>
        <draw:line draw:style-name="gr10" draw:text-style-name="P3" draw:layer="layout" svg:x1="7.442cm" svg:y1="18.129cm" svg:x2="17.325cm" svg:y2="1.008cm">
          <text:p/>
        </draw:line>
        <draw:line draw:style-name="gr10" draw:text-style-name="P3" draw:layer="layout" svg:x1="14.45cm" svg:y1="18.723cm" svg:x2="24.668cm" svg:y2="1.024cm">
          <text:p/>
        </draw:line>
        <draw:line draw:style-name="gr10" draw:text-style-name="P3" draw:layer="layout" svg:x1="16.516cm" svg:y1="19.307cm" svg:x2="24.592cm" svg:y2="5.318cm">
          <text:p/>
        </draw:line>
        <draw:line draw:style-name="gr10" draw:text-style-name="P3" draw:layer="layout" svg:x1="18.318cm" svg:y1="20.492cm" svg:x2="24.589cm" svg:y2="9.633cm">
          <text:p/>
        </draw:line>
        <draw:line draw:style-name="gr10" draw:text-style-name="P3" draw:layer="layout" svg:x1="20.624cm" svg:y1="20.504cm" svg:x2="24.557cm" svg:y2="13.692cm">
          <text:p/>
        </draw:line>
        <draw:line draw:style-name="gr10" draw:text-style-name="P3" draw:layer="layout" svg:x1="23.154cm" svg:y1="20.489cm" svg:x2="24.577cm" svg:y2="18.025cm">
          <text:p/>
        </draw:line>
        <draw:line draw:style-name="gr10" draw:text-style-name="P3" draw:layer="layout" svg:x1="2.769cm" svg:y1="3.023cm" svg:x2="24.621cm" svg:y2="3.025cm">
          <text:p/>
        </draw:line>
        <draw:line draw:style-name="gr10" draw:text-style-name="P3" draw:layer="layout" svg:x1="2.778cm" svg:y1="5.182cm" svg:x2="24.63cm" svg:y2="5.184cm">
          <text:p/>
        </draw:line>
        <draw:line draw:style-name="gr10" draw:text-style-name="P3" draw:layer="layout" svg:x1="2.72cm" svg:y1="9.376cm" svg:x2="24.572cm" svg:y2="9.378cm">
          <text:p/>
        </draw:line>
        <draw:line draw:style-name="gr10" draw:text-style-name="P3" draw:layer="layout" svg:x1="2.72cm" svg:y1="11.481cm" svg:x2="24.572cm" svg:y2="11.483cm">
          <text:p/>
        </draw:line>
        <draw:line draw:style-name="gr10" draw:text-style-name="P3" draw:layer="layout" svg:x1="2.778cm" svg:y1="7.264cm" svg:x2="24.63cm" svg:y2="7.266cm">
          <text:p/>
        </draw:line>
        <draw:line draw:style-name="gr10" draw:text-style-name="P3" draw:layer="layout" svg:x1="2.794cm" svg:y1="13.564cm" svg:x2="24.646cm" svg:y2="13.566cm">
          <text:p/>
        </draw:line>
        <draw:line draw:style-name="gr10" draw:text-style-name="P3" draw:layer="layout" svg:x1="2.794cm" svg:y1="15.648cm" svg:x2="24.646cm" svg:y2="15.646cm">
          <text:p/>
        </draw:line>
        <draw:line draw:style-name="gr10" draw:text-style-name="P3" draw:layer="layout" svg:x1="2.794cm" svg:y1="17.731cm" svg:x2="24.646cm" svg:y2="17.729cm">
          <text:p/>
        </draw:line>
        <draw:line draw:style-name="gr10" draw:text-style-name="P3" draw:layer="layout" svg:x1="16.51cm" svg:y1="19.864cm" svg:x2="24.646cm" svg:y2="19.865cm">
          <text:p/>
        </draw:line>
        <draw:frame draw:style-name="gr30" draw:text-style-name="P5" draw:layer="layout" svg:width="1.27cm" svg:height="0.887cm" svg:x="1.778cm" svg:y="0.508cm">
          <draw:text-box>
            <text:p><text:span text:style-name="T3">2 out</text:span></text:p>
            <text:p><text:span text:style-name="T3">1 in </text:span></text:p>
          </draw:text-box>
        </draw:frame>
        <draw:frame draw:style-name="gr7" draw:text-style-name="P5" draw:layer="layout" svg:width="1.27cm" svg:height="0.762cm" svg:x="1.778cm" svg:y="2.74cm">
          <draw:text-box>
            <text:p><text:span text:style-name="T3">1 out </text:span></text:p>
          </draw:text-box>
        </draw:frame>
        <draw:frame draw:style-name="gr30" draw:text-style-name="P5" draw:layer="layout" svg:width="1.27cm" svg:height="0.887cm" svg:x="1.778cm" svg:y="4.826cm">
          <draw:text-box>
            <text:p><text:span text:style-name="T3">1 out</text:span></text:p>
            <text:p><text:span text:style-name="T3">2 in </text:span></text:p>
          </draw:text-box>
        </draw:frame>
        <draw:frame draw:style-name="gr7" draw:text-style-name="P5" draw:layer="layout" svg:width="1.27cm" svg:height="0.762cm" svg:x="1.778cm" svg:y="6.958cm">
          <draw:text-box>
            <text:p><text:span text:style-name="T3">1 out </text:span></text:p>
          </draw:text-box>
        </draw:frame>
        <draw:frame draw:style-name="gr30" draw:text-style-name="P5" draw:layer="layout" svg:width="1.27cm" svg:height="0.887cm" svg:x="1.778cm" svg:y="8.89cm">
          <draw:text-box>
            <text:p><text:span text:style-name="T3">1 out</text:span></text:p>
            <text:p><text:span text:style-name="T3">2 in </text:span></text:p>
          </draw:text-box>
        </draw:frame>
        <draw:frame draw:style-name="gr7" draw:text-style-name="P5" draw:layer="layout" svg:width="1.27cm" svg:height="0.762cm" svg:x="1.932cm" svg:y="11.176cm">
          <draw:text-box>
            <text:p><text:span text:style-name="T3">1 in </text:span></text:p>
          </draw:text-box>
        </draw:frame>
        <draw:frame draw:style-name="gr30" draw:text-style-name="P5" draw:layer="layout" svg:width="1.27cm" svg:height="0.887cm" svg:x="1.778cm" svg:y="13.083cm">
          <draw:text-box>
            <text:p><text:span text:style-name="T3">2 out</text:span></text:p>
            <text:p><text:span text:style-name="T3">1 in </text:span></text:p>
          </draw:text-box>
        </draw:frame>
        <draw:frame draw:style-name="gr7" draw:text-style-name="P5" draw:layer="layout" svg:width="1.27cm" svg:height="0.762cm" svg:x="1.978cm" svg:y="15.34cm">
          <draw:text-box>
            <text:p><text:span text:style-name="T3">1 in </text:span></text:p>
          </draw:text-box>
        </draw:frame>
        <draw:frame draw:style-name="gr30" draw:text-style-name="P5" draw:layer="layout" svg:width="1.27cm" svg:height="0.887cm" svg:x="1.778cm" svg:y="17.401cm">
          <draw:text-box>
            <text:p><text:span text:style-name="T3">2 out</text:span></text:p>
            <text:p><text:span text:style-name="T3">2 in </text:span></text:p>
          </draw:text-box>
        </draw:frame>
        <draw:frame draw:style-name="gr7" draw:text-style-name="P5" draw:layer="layout" svg:width="1.27cm" svg:height="0.762cm" svg:x="4.626cm" svg:y="0.454cm">
          <draw:text-box>
            <text:p><text:span text:style-name="T3">2 out </text:span></text:p>
          </draw:text-box>
        </draw:frame>
        <draw:frame draw:style-name="gr30" draw:text-style-name="P5" draw:layer="layout" svg:width="1.27cm" svg:height="0.887cm" svg:x="7.112cm" svg:y="0.154cm">
          <draw:text-box>
            <text:p><text:span text:style-name="T3">1 out</text:span></text:p>
            <text:p><text:span text:style-name="T3">1 in </text:span></text:p>
          </draw:text-box>
        </draw:frame>
        <draw:frame draw:style-name="gr7" draw:text-style-name="P5" draw:layer="layout" svg:width="1.27cm" svg:height="0.762cm" svg:x="9.552cm" svg:y="0.508cm">
          <draw:text-box>
            <text:p><text:span text:style-name="T3">2 out </text:span></text:p>
          </draw:text-box>
        </draw:frame>
        <draw:frame draw:style-name="gr30" draw:text-style-name="P5" draw:layer="layout" svg:width="1.27cm" svg:height="0.887cm" svg:x="11.938cm" svg:y="0.221cm">
          <draw:text-box>
            <text:p><text:span text:style-name="T3">1 out</text:span></text:p>
            <text:p><text:span text:style-name="T3">1 in </text:span></text:p>
          </draw:text-box>
        </draw:frame>
        <draw:frame draw:style-name="gr30" draw:text-style-name="P5" draw:layer="layout" svg:width="1.27cm" svg:height="0.887cm" svg:x="14.438cm" svg:y="0.222cm">
          <draw:text-box>
            <text:p><text:span text:style-name="T3">1 out</text:span></text:p>
            <text:p><text:span text:style-name="T3">1 in </text:span></text:p>
          </draw:text-box>
        </draw:frame>
        <draw:frame draw:style-name="gr7" draw:text-style-name="P5" draw:layer="layout" svg:width="1.27cm" svg:height="0.762cm" svg:x="16.864cm" svg:y="0.508cm">
          <draw:text-box>
            <text:p><text:span text:style-name="T3">2 in </text:span></text:p>
          </draw:text-box>
        </draw:frame>
        <draw:frame draw:style-name="gr30" draw:text-style-name="P5" draw:layer="layout" svg:width="1.27cm" svg:height="0.887cm" svg:x="19.304cm" svg:y="0.137cm">
          <draw:text-box>
            <text:p><text:span text:style-name="T3">1 out</text:span></text:p>
            <text:p><text:span text:style-name="T3">1 in </text:span></text:p>
          </draw:text-box>
        </draw:frame>
        <draw:frame draw:style-name="gr30" draw:text-style-name="P5" draw:layer="layout" svg:width="1.27cm" svg:height="0.887cm" svg:x="21.59cm" svg:y="0.215cm">
          <draw:text-box>
            <text:p><text:span text:style-name="T3">1 out</text:span></text:p>
            <text:p><text:span text:style-name="T3">1 in </text:span></text:p>
          </draw:text-box>
        </draw:frame>
        <draw:frame draw:style-name="gr30" draw:text-style-name="P5" draw:layer="layout" svg:width="1.27cm" svg:height="0.887cm" svg:x="24.484cm" svg:y="0.508cm">
          <draw:text-box>
            <text:p><text:span text:style-name="T3">2 out</text:span></text:p>
            <text:p><text:span text:style-name="T3">1 in </text:span></text:p>
          </draw:text-box>
        </draw:frame>
        <draw:frame draw:style-name="gr7" draw:text-style-name="P5" draw:layer="layout" svg:width="1.27cm" svg:height="0.762cm" svg:x="24.524cm" svg:y="2.794cm">
          <draw:text-box>
            <text:p><text:span text:style-name="T3">1 in </text:span></text:p>
          </draw:text-box>
        </draw:frame>
        <draw:frame draw:style-name="gr30" draw:text-style-name="P5" draw:layer="layout" svg:width="1.27cm" svg:height="0.887cm" svg:x="24.524cm" svg:y="4.701cm">
          <draw:text-box>
            <text:p><text:span text:style-name="T3">1 out</text:span></text:p>
            <text:p><text:span text:style-name="T3">2 in </text:span></text:p>
          </draw:text-box>
        </draw:frame>
        <draw:frame draw:style-name="gr7" draw:text-style-name="P5" draw:layer="layout" svg:width="1.27cm" svg:height="0.762cm" svg:x="24.556cm" svg:y="7.112cm">
          <draw:text-box>
            <text:p><text:span text:style-name="T3">1 in </text:span></text:p>
          </draw:text-box>
        </draw:frame>
        <draw:frame draw:style-name="gr30" draw:text-style-name="P5" draw:layer="layout" svg:width="1.27cm" svg:height="0.887cm" svg:x="24.468cm" svg:y="9.019cm">
          <draw:text-box>
            <text:p><text:span text:style-name="T3">2 out</text:span></text:p>
            <text:p><text:span text:style-name="T3">1 in </text:span></text:p>
          </draw:text-box>
        </draw:frame>
        <draw:frame draw:style-name="gr7" draw:text-style-name="P5" draw:layer="layout" svg:width="1.27cm" svg:height="0.762cm" svg:x="24.471cm" svg:y="11.176cm">
          <draw:text-box>
            <text:p><text:span text:style-name="T3">1 out </text:span></text:p>
          </draw:text-box>
        </draw:frame>
        <draw:frame draw:style-name="gr30" draw:text-style-name="P5" draw:layer="layout" svg:width="1.27cm" svg:height="0.887cm" svg:x="24.538cm" svg:y="13.208cm">
          <draw:text-box>
            <text:p><text:span text:style-name="T3">1 out</text:span></text:p>
            <text:p><text:span text:style-name="T3">2 in </text:span></text:p>
          </draw:text-box>
        </draw:frame>
        <draw:frame draw:style-name="gr7" draw:text-style-name="P5" draw:layer="layout" svg:width="1.27cm" svg:height="0.762cm" svg:x="24.457cm" svg:y="15.34cm">
          <draw:text-box>
            <text:p><text:span text:style-name="T3">1 out </text:span></text:p>
          </draw:text-box>
        </draw:frame>
        <draw:frame draw:style-name="gr30" draw:text-style-name="P5" draw:layer="layout" svg:width="1.27cm" svg:height="0.887cm" svg:x="24.468cm" svg:y="17.272cm">
          <draw:text-box>
            <text:p><text:span text:style-name="T3">1 out</text:span></text:p>
            <text:p><text:span text:style-name="T3">2 in </text:span></text:p>
          </draw:text-box>
        </draw:frame>
        <draw:frame draw:style-name="gr30" draw:text-style-name="P5" draw:layer="layout" svg:width="1.27cm" svg:height="0.887cm" svg:x="24.484cm" svg:y="19.558cm">
          <draw:text-box>
            <text:p><text:span text:style-name="T3">2 in</text:span></text:p>
            <text:p><text:span text:style-name="T3">1 out </text:span></text:p>
          </draw:text-box>
        </draw:frame>
        <draw:frame draw:style-name="gr30" draw:text-style-name="P5" draw:layer="layout" svg:width="1.27cm" svg:height="0.887cm" svg:x="22.86cm" svg:y="20.449cm">
          <draw:text-box>
            <text:p><text:span text:style-name="T3">1 out</text:span></text:p>
            <text:p><text:span text:style-name="T3">1 in </text:span></text:p>
          </draw:text-box>
        </draw:frame>
        <draw:frame draw:style-name="gr30" draw:text-style-name="P5" draw:layer="layout" svg:width="1.27cm" svg:height="0.887cm" svg:x="20.32cm" svg:y="20.449cm">
          <draw:text-box>
            <text:p><text:span text:style-name="T3">1 out</text:span></text:p>
            <text:p><text:span text:style-name="T3">1 in </text:span></text:p>
          </draw:text-box>
        </draw:frame>
        <draw:frame draw:style-name="gr30" draw:text-style-name="P5" draw:layer="layout" svg:width="1.27cm" svg:height="0.887cm" svg:x="18.034cm" svg:y="20.449cm">
          <draw:text-box>
            <text:p><text:span text:style-name="T3">1 out</text:span></text:p>
            <text:p><text:span text:style-name="T3">1 in </text:span></text:p>
          </draw:text-box>
        </draw:frame>
        <draw:frame draw:style-name="gr7" draw:text-style-name="P5" draw:layer="layout" svg:width="1.27cm" svg:height="0.762cm" svg:x="15.494cm" svg:y="19.304cm">
          <draw:text-box>
            <text:p><text:span text:style-name="T3">2 out </text:span></text:p>
          </draw:text-box>
        </draw:frame>
        <draw:frame draw:style-name="gr7" draw:text-style-name="P5" draw:layer="layout" svg:width="1.27cm" svg:height="0.762cm" svg:x="14.45cm" svg:y="18.723cm">
          <draw:text-box>
            <text:p><text:span text:style-name="T3">2 in </text:span></text:p>
          </draw:text-box>
        </draw:frame>
        <draw:frame draw:style-name="gr30" draw:text-style-name="P5" draw:layer="layout" svg:width="1.27cm" svg:height="0.887cm" svg:x="11.938cm" svg:y="18.746cm">
          <draw:text-box>
            <text:p><text:span text:style-name="T3">1 out</text:span></text:p>
            <text:p><text:span text:style-name="T3">1 in </text:span></text:p>
          </draw:text-box>
        </draw:frame>
        <draw:frame draw:style-name="gr30" draw:text-style-name="P5" draw:layer="layout" svg:width="1.27cm" svg:height="0.887cm" svg:x="9.652cm" svg:y="18.17cm">
          <draw:text-box>
            <text:p><text:span text:style-name="T3">1 out</text:span></text:p>
            <text:p><text:span text:style-name="T3">1 in </text:span></text:p>
          </draw:text-box>
        </draw:frame>
        <draw:frame draw:style-name="gr30" draw:text-style-name="P5" draw:layer="layout" svg:width="1.27cm" svg:height="0.887cm" svg:x="7.112cm" svg:y="18.129cm">
          <draw:text-box>
            <text:p><text:span text:style-name="T3">1 out</text:span></text:p>
            <text:p><text:span text:style-name="T3">1 in </text:span></text:p>
          </draw:text-box>
        </draw:frame>
        <draw:frame draw:style-name="gr30" draw:text-style-name="P5" draw:layer="layout" svg:width="1.27cm" svg:height="0.887cm" svg:x="4.572cm" svg:y="18.129cm">
          <draw:text-box>
            <text:p><text:span text:style-name="T3">1 out</text:span></text:p>
            <text:p><text:span text:style-name="T3">1 in 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31" draw:text-style-name="P1" draw:layer="layout" svg:x1="2.769cm" svg:y1="0.972cm" svg:x2="24.613cm" svg:y2="0.972cm">
          <text:p/>
        </draw:line>
        <draw:frame draw:style-name="gr4" draw:text-style-name="P2" draw:layer="layout" svg:width="2.788cm" svg:height="0.745cm" svg:x="0.26cm" svg:y="20.574cm">
          <draw:text-box>
            <text:p><text:span text:style-name="T1">1:25 Scale</text:span></text:p>
          </draw:text-box>
        </draw:frame>
        <draw:line draw:style-name="gr31" draw:text-style-name="P1" draw:layer="layout" svg:x1="2.769cm" svg:y1="18.142cm" svg:x2="2.769cm" svg:y2="0.972cm">
          <text:p/>
        </draw:line>
        <draw:line draw:style-name="gr32" draw:text-style-name="P1" draw:layer="layout" svg:x1="2.769cm" svg:y1="18.142cm" svg:x2="10.795cm" svg:y2="18.142cm">
          <text:p/>
        </draw:line>
        <draw:line draw:style-name="gr32" draw:text-style-name="P1" draw:layer="layout" svg:x1="10.795cm" svg:y1="18.739cm" svg:x2="10.795cm" svg:y2="18.129cm">
          <text:p/>
        </draw:line>
        <draw:line draw:style-name="gr32" draw:text-style-name="P1" draw:layer="layout" svg:x1="10.795cm" svg:y1="18.739cm" svg:x2="16.485cm" svg:y2="18.739cm">
          <text:p/>
        </draw:line>
        <draw:rect draw:style-name="gr5" draw:text-style-name="P3" draw:layer="layout" svg:width="0.816cm" svg:height="0.508cm" svg:x="13.308cm" svg:y="19.628cm">
          <text:p/>
        </draw:rect>
        <draw:line draw:style-name="gr32" draw:text-style-name="P1" draw:layer="layout" svg:x1="16.51cm" svg:y1="20.466cm" svg:x2="16.51cm" svg:y2="18.739cm">
          <text:p/>
        </draw:line>
        <draw:line draw:style-name="gr32" draw:text-style-name="P1" draw:layer="layout" svg:x1="16.51cm" svg:y1="20.466cm" svg:x2="24.638cm" svg:y2="20.466cm">
          <text:p/>
        </draw:line>
        <draw:line draw:style-name="gr33" draw:text-style-name="P1" draw:layer="layout" svg:x1="24.613cm" svg:y1="20.466cm" svg:x2="24.613cm" svg:y2="0.972cm">
          <text:p/>
        </draw:line>
        <draw:line draw:style-name="gr34" draw:text-style-name="P3" draw:layer="layout" svg:x1="2.769cm" svg:y1="0.939cm" svg:x2="13.063cm" svg:y2="18.771cm">
          <text:p/>
        </draw:line>
        <draw:line draw:style-name="gr34" draw:text-style-name="P3" draw:layer="layout" svg:x1="5.207cm" svg:y1="0.94cm" svg:x2="15.501cm" svg:y2="18.772cm">
          <text:p/>
        </draw:line>
        <draw:line draw:style-name="gr34" draw:text-style-name="P3" draw:layer="layout" svg:x1="7.645cm" svg:y1="0.934cm" svg:x2="18.924cm" svg:y2="20.473cm">
          <text:p/>
        </draw:line>
        <draw:line draw:style-name="gr35" draw:text-style-name="P3" draw:layer="layout" svg:x1="10.084cm" svg:y1="0.935cm" svg:x2="21.363cm" svg:y2="20.474cm">
          <text:p/>
        </draw:line>
        <draw:line draw:style-name="gr35" draw:text-style-name="P3" draw:layer="layout" svg:x1="12.522cm" svg:y1="0.936cm" svg:x2="23.801cm" svg:y2="20.475cm">
          <text:p/>
        </draw:line>
        <draw:line draw:style-name="gr35" draw:text-style-name="P3" draw:layer="layout" svg:x1="14.981cm" svg:y1="0.925cm" svg:x2="24.571cm" svg:y2="17.537cm">
          <text:p/>
        </draw:line>
        <draw:line draw:style-name="gr36" draw:text-style-name="P3" draw:layer="layout" svg:x1="17.391cm" svg:y1="0.936cm" svg:x2="24.62cm" svg:y2="13.457cm">
          <text:p/>
        </draw:line>
        <draw:line draw:style-name="gr36" draw:text-style-name="P3" draw:layer="layout" svg:x1="19.837cm" svg:y1="0.955cm" svg:x2="24.556cm" svg:y2="9.128cm">
          <text:p/>
        </draw:line>
        <draw:line draw:style-name="gr36" draw:text-style-name="P3" draw:layer="layout" svg:x1="22.276cm" svg:y1="0.936cm" svg:x2="24.524cm" svg:y2="4.829cm">
          <text:p/>
        </draw:line>
        <draw:line draw:style-name="gr34" draw:text-style-name="P3" draw:layer="layout" svg:x1="2.769cm" svg:y1="5.063cm" svg:x2="10.337cm" svg:y2="18.17cm">
          <text:p/>
        </draw:line>
        <draw:line draw:style-name="gr37" draw:text-style-name="P3" draw:layer="layout" svg:x1="2.769cm" svg:y1="9.378cm" svg:x2="7.856cm" svg:y2="18.19cm">
          <text:p/>
        </draw:line>
        <draw:line draw:style-name="gr37" draw:text-style-name="P3" draw:layer="layout" svg:x1="2.769cm" svg:y1="13.714cm" svg:x2="5.327cm" svg:y2="18.144cm">
          <text:p/>
        </draw:line>
        <draw:line draw:style-name="gr34" draw:text-style-name="P3" draw:layer="layout" svg:x1="2.805cm" svg:y1="5.084cm" svg:x2="5.2cm" svg:y2="0.936cm">
          <text:p/>
        </draw:line>
        <draw:line draw:style-name="gr35" draw:text-style-name="P3" draw:layer="layout" svg:x1="2.778cm" svg:y1="9.383cm" svg:x2="7.636cm" svg:y2="0.967cm">
          <text:p/>
        </draw:line>
        <draw:line draw:style-name="gr35" draw:text-style-name="P3" draw:layer="layout" svg:x1="2.769cm" svg:y1="13.695cm" svg:x2="10.125cm" svg:y2="0.953cm">
          <text:p/>
        </draw:line>
        <draw:line draw:style-name="gr35" draw:text-style-name="P3" draw:layer="layout" svg:x1="2.769cm" svg:y1="17.791cm" svg:x2="12.466cm" svg:y2="0.996cm">
          <text:p/>
        </draw:line>
        <draw:line draw:style-name="gr35" draw:text-style-name="P3" draw:layer="layout" svg:x1="5.004cm" svg:y1="18.129cm" svg:x2="14.887cm" svg:y2="1.008cm">
          <text:p/>
        </draw:line>
        <draw:line draw:style-name="gr36" draw:text-style-name="P3" draw:layer="layout" svg:x1="9.881cm" svg:y1="18.129cm" svg:x2="19.764cm" svg:y2="1.008cm">
          <text:p/>
        </draw:line>
        <draw:line draw:style-name="gr36" draw:text-style-name="P3" draw:layer="layout" svg:x1="11.949cm" svg:y1="18.746cm" svg:x2="22.191cm" svg:y2="1.002cm">
          <text:p/>
        </draw:line>
        <draw:line draw:style-name="gr36" draw:text-style-name="P3" draw:layer="layout" svg:x1="7.442cm" svg:y1="18.129cm" svg:x2="17.325cm" svg:y2="1.008cm">
          <text:p/>
        </draw:line>
        <draw:line draw:style-name="gr36" draw:text-style-name="P3" draw:layer="layout" svg:x1="14.45cm" svg:y1="18.723cm" svg:x2="24.668cm" svg:y2="1.024cm">
          <text:p/>
        </draw:line>
        <draw:line draw:style-name="gr38" draw:text-style-name="P3" draw:layer="layout" svg:x1="16.516cm" svg:y1="19.307cm" svg:x2="24.592cm" svg:y2="5.318cm">
          <text:p/>
        </draw:line>
        <draw:line draw:style-name="gr38" draw:text-style-name="P3" draw:layer="layout" svg:x1="18.318cm" svg:y1="20.492cm" svg:x2="24.589cm" svg:y2="9.633cm">
          <text:p/>
        </draw:line>
        <draw:line draw:style-name="gr38" draw:text-style-name="P3" draw:layer="layout" svg:x1="20.624cm" svg:y1="20.504cm" svg:x2="24.557cm" svg:y2="13.692cm">
          <text:p/>
        </draw:line>
        <draw:line draw:style-name="gr38" draw:text-style-name="P3" draw:layer="layout" svg:x1="23.154cm" svg:y1="20.489cm" svg:x2="24.577cm" svg:y2="18.025cm">
          <text:p/>
        </draw:line>
        <draw:line draw:style-name="gr34" draw:text-style-name="P3" draw:layer="layout" svg:x1="2.769cm" svg:y1="3.023cm" svg:x2="10.922cm" svg:y2="3.023cm">
          <text:p/>
        </draw:line>
        <draw:line draw:style-name="gr38" draw:text-style-name="P3" draw:layer="layout" svg:x1="2.778cm" svg:y1="5.182cm" svg:x2="24.63cm" svg:y2="5.184cm">
          <text:p/>
        </draw:line>
        <draw:line draw:style-name="gr37" draw:text-style-name="P3" draw:layer="layout" svg:x1="2.72cm" svg:y1="9.376cm" svg:x2="24.572cm" svg:y2="9.378cm">
          <text:p/>
        </draw:line>
        <draw:line draw:style-name="gr37" draw:text-style-name="P3" draw:layer="layout" svg:x1="2.72cm" svg:y1="11.481cm" svg:x2="24.572cm" svg:y2="11.483cm">
          <text:p/>
        </draw:line>
        <draw:line draw:style-name="gr38" draw:text-style-name="P3" draw:layer="layout" svg:x1="2.778cm" svg:y1="7.264cm" svg:x2="24.63cm" svg:y2="7.266cm">
          <text:p/>
        </draw:line>
        <draw:line draw:style-name="gr37" draw:text-style-name="P3" draw:layer="layout" svg:x1="2.794cm" svg:y1="13.564cm" svg:x2="24.646cm" svg:y2="13.566cm">
          <text:p/>
        </draw:line>
        <draw:line draw:style-name="gr37" draw:text-style-name="P3" draw:layer="layout" svg:x1="2.794cm" svg:y1="15.648cm" svg:x2="24.646cm" svg:y2="15.646cm">
          <text:p/>
        </draw:line>
        <draw:line draw:style-name="gr37" draw:text-style-name="P3" draw:layer="layout" svg:x1="2.794cm" svg:y1="17.731cm" svg:x2="24.646cm" svg:y2="17.729cm">
          <text:p/>
        </draw:line>
        <draw:line draw:style-name="gr38" draw:text-style-name="P3" draw:layer="layout" svg:x1="16.51cm" svg:y1="19.864cm" svg:x2="24.646cm" svg:y2="19.865cm">
          <text:p/>
        </draw:line>
        <draw:frame draw:style-name="gr11" draw:text-style-name="P5" draw:layer="layout" svg:width="0.762cm" svg:height="0.569cm" svg:x="2.794cm" svg:y="0.955cm">
          <draw:text-box>
            <text:p><text:span text:style-name="T3">1</text:span></text:p>
          </draw:text-box>
        </draw:frame>
        <draw:frame draw:style-name="gr11" draw:text-style-name="P5" draw:layer="layout" svg:width="0.762cm" svg:height="0.569cm" svg:x="4.572cm" svg:y="0.936cm">
          <draw:text-box>
            <text:p><text:span text:style-name="T3">2</text:span></text:p>
          </draw:text-box>
        </draw:frame>
        <draw:frame draw:style-name="gr11" draw:text-style-name="P5" draw:layer="layout" svg:width="0.762cm" svg:height="0.569cm" svg:x="5.207cm" svg:y="0.936cm">
          <draw:text-box>
            <text:p><text:span text:style-name="T3">3</text:span></text:p>
          </draw:text-box>
        </draw:frame>
        <draw:frame draw:style-name="gr11" draw:text-style-name="P5" draw:layer="layout" svg:width="0.762cm" svg:height="0.569cm" svg:x="7.01cm" svg:y="0.934cm">
          <draw:text-box>
            <text:p><text:span text:style-name="T3">4</text:span></text:p>
          </draw:text-box>
        </draw:frame>
        <draw:frame draw:style-name="gr11" draw:text-style-name="P5" draw:layer="layout" svg:width="0.762cm" svg:height="0.569cm" svg:x="7.671cm" svg:y="0.934cm">
          <draw:text-box>
            <text:p><text:span text:style-name="T3">5</text:span></text:p>
          </draw:text-box>
        </draw:frame>
        <draw:frame draw:style-name="gr11" draw:text-style-name="P5" draw:layer="layout" svg:width="0.762cm" svg:height="0.569cm" svg:x="9.5cm" svg:y="0.934cm">
          <draw:text-box>
            <text:p><text:span text:style-name="T3">6</text:span></text:p>
          </draw:text-box>
        </draw:frame>
        <draw:frame draw:style-name="gr11" draw:text-style-name="P5" draw:layer="layout" svg:width="0.762cm" svg:height="0.569cm" svg:x="10.084cm" svg:y="0.934cm">
          <draw:text-box>
            <text:p><text:span text:style-name="T3">7</text:span></text:p>
          </draw:text-box>
        </draw:frame>
        <draw:frame draw:style-name="gr11" draw:text-style-name="P5" draw:layer="layout" svg:width="0.762cm" svg:height="0.569cm" svg:x="11.836cm" svg:y="0.934cm">
          <draw:text-box>
            <text:p><text:span text:style-name="T3">8</text:span></text:p>
          </draw:text-box>
        </draw:frame>
        <draw:frame draw:style-name="gr11" draw:text-style-name="P5" draw:layer="layout" svg:width="0.762cm" svg:height="0.569cm" svg:x="12.598cm" svg:y="0.934cm">
          <draw:text-box>
            <text:p><text:span text:style-name="T3">9</text:span></text:p>
          </draw:text-box>
        </draw:frame>
        <draw:frame draw:style-name="gr12" draw:text-style-name="P5" draw:layer="layout" svg:width="1.011cm" svg:height="0.599cm" svg:x="14.122cm" svg:y="0.925cm">
          <draw:text-box>
            <text:p><text:span text:style-name="T3">10</text:span></text:p>
          </draw:text-box>
        </draw:frame>
        <draw:frame draw:style-name="gr12" draw:text-style-name="P5" draw:layer="layout" svg:width="1.011cm" svg:height="0.599cm" svg:x="14.991cm" svg:y="0.926cm">
          <draw:text-box>
            <text:p><text:span text:style-name="T3">11</text:span></text:p>
          </draw:text-box>
        </draw:frame>
        <draw:frame draw:style-name="gr12" draw:text-style-name="P5" draw:layer="layout" svg:width="1.011cm" svg:height="0.599cm" svg:x="16.515cm" svg:y="0.925cm">
          <draw:text-box>
            <text:p><text:span text:style-name="T3">12</text:span></text:p>
          </draw:text-box>
        </draw:frame>
        <draw:frame draw:style-name="gr12" draw:text-style-name="P5" draw:layer="layout" svg:width="1.011cm" svg:height="0.599cm" svg:x="17.391cm" svg:y="0.925cm">
          <draw:text-box>
            <text:p><text:span text:style-name="T3">13</text:span></text:p>
          </draw:text-box>
        </draw:frame>
        <draw:frame draw:style-name="gr12" draw:text-style-name="P5" draw:layer="layout" svg:width="1.011cm" svg:height="0.599cm" svg:x="19.837cm" svg:y="0.925cm">
          <draw:text-box>
            <text:p><text:span text:style-name="T3">15</text:span></text:p>
          </draw:text-box>
        </draw:frame>
        <draw:frame draw:style-name="gr12" draw:text-style-name="P6" draw:layer="layout" svg:width="1.011cm" svg:height="0.599cm" svg:x="21.363cm" svg:y="0.925cm">
          <draw:text-box>
            <text:p><text:span text:style-name="T4">16</text:span></text:p>
          </draw:text-box>
        </draw:frame>
        <draw:frame draw:style-name="gr12" draw:text-style-name="P6" draw:layer="layout" svg:width="1.011cm" svg:height="0.599cm" svg:x="22.276cm" svg:y="0.925cm">
          <draw:text-box>
            <text:p><text:span text:style-name="T4">17</text:span></text:p>
          </draw:text-box>
        </draw:frame>
        <draw:frame draw:style-name="gr12" draw:text-style-name="P6" draw:layer="layout" svg:width="1.011cm" svg:height="0.599cm" svg:x="23.881cm" svg:y="0.925cm">
          <draw:text-box>
            <text:p><text:span text:style-name="T4">18</text:span></text:p>
          </draw:text-box>
        </draw:frame>
        <draw:frame draw:style-name="gr11" draw:text-style-name="P6" draw:layer="layout" svg:width="1.011cm" svg:height="0.569cm" svg:x="22.606cm" svg:y="20.036cm">
          <draw:text-box>
            <text:p><text:span text:style-name="T4">19</text:span></text:p>
          </draw:text-box>
        </draw:frame>
        <draw:frame draw:style-name="gr11" draw:text-style-name="P6" draw:layer="layout" svg:width="1.011cm" svg:height="0.569cm" svg:x="20.071cm" svg:y="20.015cm">
          <draw:text-box>
            <text:p><text:span text:style-name="T4">20</text:span></text:p>
          </draw:text-box>
        </draw:frame>
        <draw:frame draw:style-name="gr11" draw:text-style-name="P6" draw:layer="layout" svg:width="1.011cm" svg:height="0.569cm" svg:x="17.785cm" svg:y="20.005cm">
          <draw:text-box>
            <text:p><text:span text:style-name="T4">21</text:span></text:p>
          </draw:text-box>
        </draw:frame>
        <draw:frame draw:style-name="gr11" draw:text-style-name="P6" draw:layer="layout" svg:width="1.011cm" svg:height="0.569cm" svg:x="16.261cm" svg:y="18.288cm">
          <draw:text-box>
            <text:p><text:span text:style-name="T4">22</text:span></text:p>
          </draw:text-box>
        </draw:frame>
        <draw:frame draw:style-name="gr11" draw:text-style-name="P6" draw:layer="layout" svg:width="1.011cm" svg:height="0.569cm" svg:x="10.084cm" svg:y="17.719cm">
          <draw:text-box>
            <text:p><text:span text:style-name="T4">23</text:span></text:p>
          </draw:text-box>
        </draw:frame>
        <draw:frame draw:style-name="gr11" draw:text-style-name="P6" draw:layer="layout" svg:width="1.011cm" svg:height="0.569cm" svg:x="7.625cm" svg:y="17.719cm">
          <draw:text-box>
            <text:p><text:span text:style-name="T4">24</text:span></text:p>
          </draw:text-box>
        </draw:frame>
        <draw:frame draw:style-name="gr11" draw:text-style-name="P6" draw:layer="layout" svg:width="1.011cm" svg:height="0.569cm" svg:x="5.085cm" svg:y="17.719cm">
          <draw:text-box>
            <text:p><text:span text:style-name="T4">25</text:span></text:p>
          </draw:text-box>
        </draw:frame>
        <draw:frame draw:style-name="gr11" draw:text-style-name="P6" draw:layer="layout" svg:width="1.011cm" svg:height="0.569cm" svg:x="3.561cm" svg:y="17.272cm">
          <draw:text-box>
            <text:p><text:span text:style-name="T4">26</text:span></text:p>
          </draw:text-box>
        </draw:frame>
        <draw:frame draw:style-name="gr11" draw:text-style-name="P6" draw:layer="layout" svg:width="1.011cm" svg:height="0.569cm" svg:x="2.794cm" svg:y="15.24cm">
          <draw:text-box>
            <text:p><text:span text:style-name="T4">27</text:span></text:p>
          </draw:text-box>
        </draw:frame>
        <draw:frame draw:style-name="gr11" draw:text-style-name="P6" draw:layer="layout" svg:width="1.011cm" svg:height="0.569cm" svg:x="3.561cm" svg:y="13.145cm">
          <draw:text-box>
            <text:p><text:span text:style-name="T4">28</text:span></text:p>
          </draw:text-box>
        </draw:frame>
        <draw:frame draw:style-name="gr11" draw:text-style-name="P6" draw:layer="layout" svg:width="1.011cm" svg:height="0.569cm" svg:x="2.997cm" svg:y="11.074cm">
          <draw:text-box>
            <text:p><text:span text:style-name="T4">29</text:span></text:p>
          </draw:text-box>
        </draw:frame>
        <draw:frame draw:style-name="gr11" draw:text-style-name="P6" draw:layer="layout" svg:width="1.011cm" svg:height="0.569cm" svg:x="3.607cm" svg:y="8.992cm">
          <draw:text-box>
            <text:p><text:span text:style-name="T4">30</text:span></text:p>
          </draw:text-box>
        </draw:frame>
        <draw:frame draw:style-name="gr11" draw:text-style-name="P6" draw:layer="layout" svg:width="1.011cm" svg:height="0.569cm" svg:x="2.946cm" svg:y="6.858cm">
          <draw:text-box>
            <text:p><text:span text:style-name="T4">31</text:span></text:p>
          </draw:text-box>
        </draw:frame>
        <draw:frame draw:style-name="gr11" draw:text-style-name="P6" draw:layer="layout" svg:width="1.011cm" svg:height="0.569cm" svg:x="3.556cm" svg:y="4.765cm">
          <draw:text-box>
            <text:p><text:span text:style-name="T4">32</text:span></text:p>
          </draw:text-box>
        </draw:frame>
        <draw:frame draw:style-name="gr11" draw:text-style-name="P6" draw:layer="layout" svg:width="1.011cm" svg:height="0.569cm" svg:x="2.997cm" svg:y="2.591cm">
          <draw:text-box>
            <text:p><text:span text:style-name="T4">33</text:span></text:p>
          </draw:text-box>
        </draw:frame>
        <draw:frame draw:style-name="gr11" draw:text-style-name="P6" draw:layer="layout" svg:width="1.011cm" svg:height="0.569cm" svg:x="23.801cm" svg:y="19.308cm">
          <draw:text-box>
            <text:p><text:span text:style-name="T4">34</text:span></text:p>
          </draw:text-box>
        </draw:frame>
        <draw:frame draw:style-name="gr11" draw:text-style-name="P6" draw:layer="layout" svg:width="1.011cm" svg:height="0.569cm" svg:x="1.709cm" svg:y="9.337cm">
          <draw:text-box>
            <text:p><text:span text:style-name="T4">35</text:span></text:p>
          </draw:text-box>
        </draw:frame>
        <draw:frame draw:style-name="gr11" draw:text-style-name="P6" draw:layer="layout" svg:width="1.011cm" svg:height="0.569cm" svg:x="13.721cm" svg:y="0.254cm">
          <draw:text-box>
            <text:p><text:span text:style-name="T4">36</text:span></text:p>
          </draw:text-box>
        </draw:frame>
        <draw:frame draw:style-name="gr11" draw:text-style-name="P6" draw:layer="layout" svg:width="1.011cm" svg:height="0.569cm" svg:x="24.897cm" svg:y="9.398cm">
          <draw:text-box>
            <text:p><text:span text:style-name="T4">37</text:span></text:p>
          </draw:text-box>
        </draw:frame>
        <draw:frame draw:style-name="gr13" draw:text-style-name="P6" draw:layer="layout" svg:width="1.011cm" svg:height="1.27cm" svg:x="12.705cm" svg:y="19.812cm">
          <draw:text-box>
            <text:p><text:span text:style-name="T4">38</text:span></text:p>
          </draw:text-box>
        </draw:frame>
        <draw:frame draw:style-name="gr12" draw:text-style-name="P5" draw:layer="layout" svg:width="1.011cm" svg:height="0.599cm" svg:x="18.827cm" svg:y="0.925cm">
          <draw:text-box>
            <text:p><text:span text:style-name="T3">14</text:span></text:p>
          </draw:text-box>
        </draw:frame>
        <draw:line draw:style-name="gr39" draw:text-style-name="P1" draw:layer="layout" svg:x1="7.62cm" svg:y1="0.825cm" svg:x2="15.133cm" svg:y2="0.825cm">
          <text:p/>
        </draw:line>
        <draw:line draw:style-name="gr40" draw:text-style-name="P1" draw:layer="layout" svg:x1="17.125cm" svg:y1="0.862cm" svg:x2="24.638cm" svg:y2="0.862cm">
          <text:p/>
        </draw:line>
        <draw:line draw:style-name="gr41" draw:text-style-name="P1" draw:layer="layout" svg:x1="2.486cm" svg:y1="18.134cm" svg:x2="2.54cm" svg:y2="9.398cm">
          <text:p/>
        </draw:line>
        <draw:line draw:style-name="gr42" draw:text-style-name="P1" draw:layer="layout" svg:x1="24.892cm" svg:y1="20.574cm" svg:x2="24.892cm" svg:y2="3.048cm">
          <text:p/>
        </draw:line>
        <draw:line draw:style-name="gr43" draw:text-style-name="P1" draw:layer="layout" svg:x1="2.54cm" svg:y1="0.762cm" svg:x2="7.513cm" svg:y2="0.762cm">
          <text:p/>
        </draw:line>
        <draw:line draw:style-name="gr43" draw:text-style-name="P1" draw:layer="layout" svg:x1="2.541cm" svg:y1="0.762cm" svg:x2="2.54cm" svg:y2="5.334cm">
          <text:p/>
        </draw:line>
        <draw:line draw:style-name="gr38" draw:text-style-name="P3" draw:layer="layout" svg:x1="10.897cm" svg:y1="3.048cm" svg:x2="24.524cm" svg:y2="3.048cm">
          <text:p/>
        </draw:lin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2cm" fo:text-indent="0cm"/>
      <style:text-properties style:use-window-font-color="true" style:text-outline="false" style:text-line-through-style="none" fo:font-family="Arial" style:font-family-generic="roman" style:font-pitch="variable" fo:font-size="32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1cm" fo:text-indent="0cm"/>
      <style:text-properties fo:font-size="28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8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5cm" fo:text-indent="0cm"/>
      <style:text-properties fo:font-size="20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5.2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5cm" svg:x="1.397cm" svg:y="0.86cm" presentation:class="title" presentation:placeholder="true">
        <draw:text-box/>
      </draw:frame>
      <draw:frame presentation:style-name="Default-outline1" draw:layer="backgroundobjects" svg:width="25.145cm" svg:height="14.248cm" svg:x="1.397cm" svg:y="5.052cm" presentation:class="outline" presentation:placeholder="true">
        <draw:text-box/>
      </draw:frame>
      <draw:frame presentation:style-name="Mpr1" draw:text-style-name="MP1" draw:layer="backgroundobjects" svg:width="6.509cm" svg:height="1.489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489cm" svg:x="9.555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489cm" svg:x="20.032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16T13:04:05.86</meta:creation-date>
    <meta:editing-duration>P6DT12H48M38S</meta:editing-duration>
    <meta:editing-cycles>15</meta:editing-cycles>
    <dc:date>2023-01-29T17:08:48.96</dc:date>
    <meta:generator>OpenOffice/4.1.11$Win32 OpenOffice.org_project/4111m1$Build-9808</meta:generator>
    <meta:print-date>2023-01-29T12:14:27.16</meta:print-date>
    <meta:document-statistic meta:object-count="389"/>
  </office:meta>
</office:document-meta>
</file>